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870000018B0000018B903A573EF2CBD1F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language="en" fo:country="US" officeooo:rsid="00396e05" officeooo:paragraph-rsid="00396e05"/>
    </style:style>
    <style:style style:name="P2" style:family="paragraph" style:parent-style-name="Standard">
      <style:text-properties officeooo:rsid="001965a5" officeooo:paragraph-rsid="001965a5"/>
    </style:style>
    <style:style style:name="P3" style:family="paragraph" style:parent-style-name="Standard">
      <style:text-properties officeooo:rsid="001965a5" officeooo:paragraph-rsid="0042df40"/>
    </style:style>
    <style:style style:name="P4" style:family="paragraph" style:parent-style-name="Standard">
      <style:text-properties fo:language="en" fo:country="US"/>
    </style:style>
    <style:style style:name="P5" style:family="paragraph" style:parent-style-name="Standard">
      <style:text-properties fo:language="en" fo:country="US" officeooo:rsid="0016a894" officeooo:paragraph-rsid="0016a894"/>
    </style:style>
    <style:style style:name="P6" style:family="paragraph" style:parent-style-name="Standard">
      <style:text-properties fo:language="en" fo:country="US" officeooo:rsid="0016a894" officeooo:paragraph-rsid="00332273"/>
    </style:style>
    <style:style style:name="P7" style:family="paragraph" style:parent-style-name="Standard">
      <style:text-properties fo:language="en" fo:country="US" officeooo:rsid="00332273" officeooo:paragraph-rsid="00332273"/>
    </style:style>
    <style:style style:name="P8" style:family="paragraph" style:parent-style-name="Standard">
      <style:text-properties fo:language="en" fo:country="US" officeooo:rsid="0017bba8" officeooo:paragraph-rsid="0017bba8"/>
    </style:style>
    <style:style style:name="P9" style:family="paragraph" style:parent-style-name="Standard">
      <style:text-properties fo:language="en" fo:country="US" officeooo:rsid="0017bba8" officeooo:paragraph-rsid="001c2677"/>
    </style:style>
    <style:style style:name="P10" style:family="paragraph" style:parent-style-name="Standard">
      <style:text-properties fo:language="en" fo:country="US" officeooo:rsid="0017bba8" officeooo:paragraph-rsid="0042df40"/>
    </style:style>
    <style:style style:name="P11" style:family="paragraph" style:parent-style-name="Standard">
      <style:text-properties fo:language="en" fo:country="US" officeooo:rsid="00195b4c" officeooo:paragraph-rsid="00195b4c"/>
    </style:style>
    <style:style style:name="P12" style:family="paragraph" style:parent-style-name="Standard">
      <style:text-properties fo:language="en" fo:country="US" officeooo:rsid="00195b4c" officeooo:paragraph-rsid="001c2677"/>
    </style:style>
    <style:style style:name="P13" style:family="paragraph" style:parent-style-name="Standard">
      <style:text-properties fo:language="en" fo:country="US" officeooo:rsid="00195b4c" officeooo:paragraph-rsid="0042df40"/>
    </style:style>
    <style:style style:name="P14" style:family="paragraph" style:parent-style-name="Standard">
      <style:text-properties fo:language="en" fo:country="US" officeooo:rsid="001c2677" officeooo:paragraph-rsid="001c2677"/>
    </style:style>
    <style:style style:name="P15" style:family="paragraph" style:parent-style-name="Standard">
      <style:text-properties fo:language="en" fo:country="US" officeooo:rsid="001c2677" officeooo:paragraph-rsid="0042df40"/>
    </style:style>
    <style:style style:name="P16" style:family="paragraph" style:parent-style-name="Standard">
      <style:text-properties fo:language="en" fo:country="US" officeooo:rsid="001965a5" officeooo:paragraph-rsid="001965a5"/>
    </style:style>
    <style:style style:name="P17" style:family="paragraph" style:parent-style-name="Standard">
      <style:text-properties fo:language="en" fo:country="US" officeooo:rsid="001965a5" officeooo:paragraph-rsid="001ab0c5"/>
    </style:style>
    <style:style style:name="P18" style:family="paragraph" style:parent-style-name="Standard">
      <style:text-properties fo:language="en" fo:country="US" officeooo:rsid="001965a5" officeooo:paragraph-rsid="0042df40"/>
    </style:style>
    <style:style style:name="P19" style:family="paragraph" style:parent-style-name="Standard">
      <style:text-properties fo:language="en" fo:country="US" fo:font-weight="bold" style:font-weight-asian="bold" style:font-weight-complex="bold"/>
    </style:style>
    <style:style style:name="P20" style:family="paragraph" style:parent-style-name="Standard">
      <style:text-properties fo:language="en" fo:country="US" fo:font-weight="bold" officeooo:rsid="001c2677" officeooo:paragraph-rsid="001c2677" style:font-weight-asian="bold" style:font-weight-complex="bold"/>
    </style:style>
    <style:style style:name="P21" style:family="paragraph" style:parent-style-name="Standard">
      <style:text-properties fo:language="en" fo:country="US" fo:font-weight="bold" officeooo:rsid="001c2677" officeooo:paragraph-rsid="0042df40" style:font-weight-asian="bold" style:font-weight-complex="bold"/>
    </style:style>
    <style:style style:name="P22" style:family="paragraph" style:parent-style-name="Standard">
      <style:text-properties fo:language="en" fo:country="US" fo:font-weight="bold" officeooo:rsid="001965a5" officeooo:paragraph-rsid="001c2677" style:font-weight-asian="bold" style:font-weight-complex="bold"/>
    </style:style>
    <style:style style:name="P23" style:family="paragraph" style:parent-style-name="Standard">
      <style:text-properties fo:language="en" fo:country="US" fo:font-weight="bold" officeooo:rsid="001965a5" officeooo:paragraph-rsid="0042df40" style:font-weight-asian="bold" style:font-weight-complex="bold"/>
    </style:style>
    <style:style style:name="P24" style:family="paragraph" style:parent-style-name="Standard">
      <style:text-properties fo:language="en" fo:country="US" fo:font-weight="bold" officeooo:rsid="001285c5" officeooo:paragraph-rsid="001285c5" style:font-weight-asian="bold" style:font-weight-complex="bold"/>
    </style:style>
    <style:style style:name="P25" style:family="paragraph" style:parent-style-name="Standard">
      <style:text-properties fo:language="en" fo:country="US" fo:font-weight="bold" officeooo:rsid="00449f95" officeooo:paragraph-rsid="00449f95" style:font-weight-asian="bold" style:font-weight-complex="bold"/>
    </style:style>
    <style:style style:name="P26" style:family="paragraph" style:parent-style-name="Standard">
      <style:text-properties fo:language="en" fo:country="US" fo:font-weight="bold" officeooo:rsid="0029afb8" officeooo:paragraph-rsid="00485d22" style:font-weight-asian="bold" style:font-weight-complex="bold"/>
    </style:style>
    <style:style style:name="P27" style:family="paragraph" style:parent-style-name="Standard">
      <style:text-properties fo:language="en" fo:country="US" fo:font-weight="bold" officeooo:rsid="0029afb8" officeooo:paragraph-rsid="0049296d" style:font-weight-asian="bold" style:font-weight-complex="bold"/>
    </style:style>
    <style:style style:name="P28" style:family="paragraph" style:parent-style-name="Standard">
      <style:text-properties fo:language="en" fo:country="US" fo:font-weight="bold" officeooo:rsid="0029afb8" officeooo:paragraph-rsid="002ae4ce" style:font-weight-asian="bold" style:font-weight-complex="bold"/>
    </style:style>
    <style:style style:name="P29" style:family="paragraph" style:parent-style-name="Standard">
      <style:text-properties fo:language="en" fo:country="US" fo:font-weight="bold" officeooo:paragraph-rsid="00485d22" style:font-weight-asian="bold" style:font-weight-complex="bold"/>
    </style:style>
    <style:style style:name="P30" style:family="paragraph" style:parent-style-name="Standard">
      <style:text-properties fo:language="en" fo:country="US" fo:font-weight="bold" officeooo:rsid="00485d22" officeooo:paragraph-rsid="00485d22" style:font-weight-asian="bold" style:font-weight-complex="bold"/>
    </style:style>
    <style:style style:name="P31" style:family="paragraph" style:parent-style-name="Standard">
      <style:text-properties fo:language="en" fo:country="US" fo:font-weight="bold" officeooo:rsid="0049296d" officeooo:paragraph-rsid="0049296d" style:font-weight-asian="bold" style:font-weight-complex="bold"/>
    </style:style>
    <style:style style:name="P32" style:family="paragraph" style:parent-style-name="Standard">
      <style:text-properties fo:language="en" fo:country="US" fo:font-weight="bold" officeooo:rsid="004a73cd" officeooo:paragraph-rsid="004a73cd" style:font-weight-asian="bold" style:font-weight-complex="bold"/>
    </style:style>
    <style:style style:name="P33" style:family="paragraph" style:parent-style-name="Standard">
      <style:text-properties fo:language="en" fo:country="US" fo:font-weight="bold" officeooo:rsid="004e3ed1" officeooo:paragraph-rsid="004e3ed1" style:font-weight-asian="bold" style:font-weight-complex="bold"/>
    </style:style>
    <style:style style:name="P34" style:family="paragraph" style:parent-style-name="Standard">
      <style:text-properties fo:language="en" fo:country="US" fo:font-weight="bold" officeooo:rsid="00483d7c" officeooo:paragraph-rsid="004a73cd" style:font-weight-asian="bold" style:font-weight-complex="bold"/>
    </style:style>
    <style:style style:name="P35" style:family="paragraph" style:parent-style-name="Standard">
      <style:text-properties fo:language="en" fo:country="US" fo:font-weight="bold" officeooo:rsid="0056f72c" officeooo:paragraph-rsid="0056f72c" style:font-weight-asian="bold" style:font-weight-complex="bold"/>
    </style:style>
    <style:style style:name="P36" style:family="paragraph" style:parent-style-name="Standard">
      <style:text-properties fo:language="en" fo:country="US" fo:font-weight="bold" officeooo:rsid="006972f9" officeooo:paragraph-rsid="006c6c42" style:font-weight-asian="bold" style:font-weight-complex="bold"/>
    </style:style>
    <style:style style:name="P37" style:family="paragraph" style:parent-style-name="Standard">
      <style:text-properties fo:language="en" fo:country="US" officeooo:rsid="001ab0c5" officeooo:paragraph-rsid="001ab0c5"/>
    </style:style>
    <style:style style:name="P38" style:family="paragraph" style:parent-style-name="Standard">
      <style:text-properties fo:language="en" fo:country="US" officeooo:rsid="00189df4" officeooo:paragraph-rsid="001c2677"/>
    </style:style>
    <style:style style:name="P39" style:family="paragraph" style:parent-style-name="Standard">
      <style:text-properties fo:language="en" fo:country="US" officeooo:rsid="0025527e" officeooo:paragraph-rsid="0025527e"/>
    </style:style>
    <style:style style:name="P40" style:family="paragraph" style:parent-style-name="Standard">
      <style:text-properties fo:language="en" fo:country="US" officeooo:rsid="0025527e" officeooo:paragraph-rsid="00449f95"/>
    </style:style>
    <style:style style:name="P41" style:family="paragraph" style:parent-style-name="Standard">
      <style:text-properties fo:language="en" fo:country="US" officeooo:rsid="00261826" officeooo:paragraph-rsid="00261826"/>
    </style:style>
    <style:style style:name="P42" style:family="paragraph" style:parent-style-name="Standard">
      <style:text-properties fo:language="en" fo:country="US" officeooo:rsid="001d64dd" officeooo:paragraph-rsid="001d64dd"/>
    </style:style>
    <style:style style:name="P43" style:family="paragraph" style:parent-style-name="Standard">
      <style:text-properties fo:language="en" fo:country="US" officeooo:rsid="00209e17" officeooo:paragraph-rsid="00209e17"/>
    </style:style>
    <style:style style:name="P44" style:family="paragraph" style:parent-style-name="Standard">
      <style:text-properties fo:language="en" fo:country="US" officeooo:rsid="002ae4ce" officeooo:paragraph-rsid="0049296d"/>
    </style:style>
    <style:style style:name="P45" style:family="paragraph" style:parent-style-name="Standard">
      <style:text-properties fo:language="en" fo:country="US" officeooo:rsid="0002a4b6" officeooo:paragraph-rsid="0002a4b6"/>
    </style:style>
    <style:style style:name="P46" style:family="paragraph" style:parent-style-name="Standard">
      <style:text-properties fo:language="en" fo:country="US" officeooo:rsid="0002a4b6" officeooo:paragraph-rsid="00065c48"/>
    </style:style>
    <style:style style:name="P47" style:family="paragraph" style:parent-style-name="Standard">
      <style:text-properties fo:language="en" fo:country="US" officeooo:rsid="00065c48" officeooo:paragraph-rsid="00065c48"/>
    </style:style>
    <style:style style:name="P48" style:family="paragraph" style:parent-style-name="Standard">
      <style:text-properties fo:language="en" fo:country="US" officeooo:rsid="00083d73" officeooo:paragraph-rsid="00083d73"/>
    </style:style>
    <style:style style:name="P49" style:family="paragraph" style:parent-style-name="Standard">
      <style:text-properties fo:language="en" fo:country="US" officeooo:rsid="001285c5" officeooo:paragraph-rsid="001285c5"/>
    </style:style>
    <style:style style:name="P50" style:family="paragraph" style:parent-style-name="Standard">
      <style:paragraph-properties fo:line-height="200%"/>
      <style:text-properties fo:language="en" fo:country="US" officeooo:rsid="001285c5" officeooo:paragraph-rsid="001285c5"/>
    </style:style>
    <style:style style:name="P51" style:family="paragraph" style:parent-style-name="Standard">
      <style:text-properties fo:language="en" fo:country="US" officeooo:rsid="00396e05" officeooo:paragraph-rsid="00396e05"/>
    </style:style>
    <style:style style:name="P52" style:family="paragraph" style:parent-style-name="Standard">
      <style:text-properties fo:language="en" fo:country="US" officeooo:paragraph-rsid="0042df40"/>
    </style:style>
    <style:style style:name="P53" style:family="paragraph" style:parent-style-name="Standard">
      <style:text-properties fo:language="en" fo:country="US" officeooo:rsid="0042df40" officeooo:paragraph-rsid="0042df40"/>
    </style:style>
    <style:style style:name="P54" style:family="paragraph" style:parent-style-name="Standard">
      <style:text-properties fo:language="en" fo:country="US" officeooo:rsid="00449f95" officeooo:paragraph-rsid="00449f95"/>
    </style:style>
    <style:style style:name="P55" style:family="paragraph" style:parent-style-name="Standard">
      <style:text-properties fo:language="en" fo:country="US" officeooo:rsid="00449f95" officeooo:paragraph-rsid="004a73cd"/>
    </style:style>
    <style:style style:name="P56" style:family="paragraph" style:parent-style-name="Standard">
      <style:text-properties fo:language="en" fo:country="US" officeooo:rsid="00483d7c" officeooo:paragraph-rsid="00483d7c"/>
    </style:style>
    <style:style style:name="P57" style:family="paragraph" style:parent-style-name="Standard">
      <style:text-properties fo:language="en" fo:country="US" officeooo:rsid="00483d7c" officeooo:paragraph-rsid="00485d22"/>
    </style:style>
    <style:style style:name="P58" style:family="paragraph" style:parent-style-name="Standard">
      <style:text-properties fo:language="en" fo:country="US" officeooo:rsid="00483d7c" officeooo:paragraph-rsid="004a73cd"/>
    </style:style>
    <style:style style:name="P59" style:family="paragraph" style:parent-style-name="Standard">
      <style:text-properties fo:language="en" fo:country="US" officeooo:rsid="00485d22" officeooo:paragraph-rsid="00485d22"/>
    </style:style>
    <style:style style:name="P60" style:family="paragraph" style:parent-style-name="Standard">
      <style:text-properties fo:language="en" fo:country="US" officeooo:rsid="002ac727" officeooo:paragraph-rsid="00485d22"/>
    </style:style>
    <style:style style:name="P61" style:family="paragraph" style:parent-style-name="Standard">
      <style:text-properties fo:language="en" fo:country="US" officeooo:rsid="0029afb8" officeooo:paragraph-rsid="00485d22"/>
    </style:style>
    <style:style style:name="P62" style:family="paragraph" style:parent-style-name="Standard">
      <style:text-properties fo:language="en" fo:country="US" officeooo:rsid="0029afb8" officeooo:paragraph-rsid="0049296d"/>
    </style:style>
    <style:style style:name="P63" style:family="paragraph" style:parent-style-name="Standard">
      <style:text-properties fo:language="en" fo:country="US" officeooo:paragraph-rsid="0049296d"/>
    </style:style>
    <style:style style:name="P64" style:family="paragraph" style:parent-style-name="Standard">
      <style:text-properties fo:language="en" fo:country="US" officeooo:rsid="0049296d" officeooo:paragraph-rsid="0049296d"/>
    </style:style>
    <style:style style:name="P65" style:family="paragraph" style:parent-style-name="Standard">
      <style:text-properties fo:language="en" fo:country="US" officeooo:rsid="004a73cd" officeooo:paragraph-rsid="004a73cd"/>
    </style:style>
    <style:style style:name="P66" style:family="paragraph" style:parent-style-name="Standard">
      <style:text-properties fo:language="en" fo:country="US" officeooo:rsid="004e3ed1" officeooo:paragraph-rsid="004e3ed1"/>
    </style:style>
    <style:style style:name="P67" style:family="paragraph" style:parent-style-name="Standard">
      <style:text-properties fo:language="en" fo:country="US" officeooo:rsid="004f7a17" officeooo:paragraph-rsid="004f7a17"/>
    </style:style>
    <style:style style:name="P68" style:family="paragraph" style:parent-style-name="Standard">
      <style:text-properties fo:language="en" fo:country="US" officeooo:rsid="0056f72c" officeooo:paragraph-rsid="0056f72c"/>
    </style:style>
    <style:style style:name="P69" style:family="paragraph" style:parent-style-name="Standard">
      <style:text-properties fo:language="en" fo:country="US" officeooo:rsid="0056f72c" officeooo:paragraph-rsid="005837a2"/>
    </style:style>
    <style:style style:name="P70" style:family="paragraph" style:parent-style-name="Standard">
      <style:text-properties fo:language="en" fo:country="US" officeooo:rsid="0056f72c" officeooo:paragraph-rsid="006727f6"/>
    </style:style>
    <style:style style:name="P71" style:family="paragraph" style:parent-style-name="Standard">
      <style:text-properties fo:language="en" fo:country="US" officeooo:paragraph-rsid="0056f72c"/>
    </style:style>
    <style:style style:name="P72" style:family="paragraph" style:parent-style-name="Standard">
      <style:text-properties fo:language="en" fo:country="US" fo:font-weight="normal" officeooo:rsid="0056f72c" officeooo:paragraph-rsid="0056f72c" style:font-weight-asian="normal" style:font-weight-complex="normal"/>
    </style:style>
    <style:style style:name="P73" style:family="paragraph" style:parent-style-name="Standard">
      <style:text-properties fo:language="en" fo:country="US" fo:font-weight="normal" officeooo:rsid="0056f72c" officeooo:paragraph-rsid="005837a2" style:font-weight-asian="normal" style:font-weight-complex="normal"/>
    </style:style>
    <style:style style:name="P74" style:family="paragraph" style:parent-style-name="Standard">
      <style:text-properties fo:language="en" fo:country="US" fo:font-weight="normal" officeooo:rsid="0056f72c" officeooo:paragraph-rsid="006727f6" style:font-weight-asian="normal" style:font-weight-complex="normal"/>
    </style:style>
    <style:style style:name="P75" style:family="paragraph" style:parent-style-name="Standard">
      <style:text-properties fo:language="en" fo:country="US" fo:font-weight="normal" officeooo:rsid="006727f6" officeooo:paragraph-rsid="006727f6" style:font-weight-asian="normal" style:font-weight-complex="normal"/>
    </style:style>
    <style:style style:name="P76" style:family="paragraph" style:parent-style-name="Standard">
      <style:text-properties fo:language="en" fo:country="US" fo:font-weight="normal" officeooo:rsid="006727f6" officeooo:paragraph-rsid="00684110" style:font-weight-asian="normal" style:font-weight-complex="normal"/>
    </style:style>
    <style:style style:name="P77" style:family="paragraph" style:parent-style-name="Standard">
      <style:text-properties fo:language="en" fo:country="US" fo:font-weight="normal" officeooo:rsid="00684110" officeooo:paragraph-rsid="00684110" style:font-weight-asian="normal" style:font-weight-complex="normal"/>
    </style:style>
    <style:style style:name="P78" style:family="paragraph" style:parent-style-name="Standard">
      <style:text-properties fo:language="en" fo:country="US" fo:font-weight="normal" officeooo:rsid="00684110" officeooo:paragraph-rsid="006b6813" style:font-weight-asian="normal" style:font-weight-complex="normal"/>
    </style:style>
    <style:style style:name="P79" style:family="paragraph" style:parent-style-name="Standard">
      <style:text-properties fo:language="en" fo:country="US" fo:font-weight="normal" officeooo:rsid="006972f9" officeooo:paragraph-rsid="006972f9" style:font-weight-asian="normal" style:font-weight-complex="normal"/>
    </style:style>
    <style:style style:name="P80" style:family="paragraph" style:parent-style-name="Standard">
      <style:text-properties fo:language="en" fo:country="US" fo:font-weight="normal" officeooo:rsid="006972f9" officeooo:paragraph-rsid="006c6c42" style:font-weight-asian="normal" style:font-weight-complex="normal"/>
    </style:style>
    <style:style style:name="P81" style:family="paragraph" style:parent-style-name="Standard">
      <style:text-properties fo:language="en" fo:country="US" fo:font-weight="normal" officeooo:rsid="006c6c42" officeooo:paragraph-rsid="006c6c42" style:font-weight-asian="normal" style:font-weight-complex="normal"/>
    </style:style>
    <style:style style:name="P82" style:family="paragraph" style:parent-style-name="Standard">
      <style:text-properties fo:language="en" fo:country="US" fo:font-weight="normal" officeooo:rsid="00732bce" officeooo:paragraph-rsid="00732bce" style:font-weight-asian="normal" style:font-weight-complex="normal"/>
    </style:style>
    <style:style style:name="P83" style:family="paragraph" style:parent-style-name="Standard">
      <style:text-properties fo:language="en" fo:country="US" officeooo:rsid="005965ee" officeooo:paragraph-rsid="005965ee"/>
    </style:style>
    <style:style style:name="P84" style:family="paragraph" style:parent-style-name="Standard">
      <style:text-properties fo:language="en" fo:country="US" officeooo:rsid="005965ee" officeooo:paragraph-rsid="00746ffe"/>
    </style:style>
    <style:style style:name="P85" style:family="paragraph" style:parent-style-name="Standard">
      <style:text-properties fo:language="en" fo:country="US" officeooo:rsid="005a17c9" officeooo:paragraph-rsid="005a17c9"/>
    </style:style>
    <style:style style:name="P86" style:family="paragraph" style:parent-style-name="Standard">
      <style:text-properties fo:language="en" fo:country="US" officeooo:rsid="005b089b" officeooo:paragraph-rsid="005d21dd"/>
    </style:style>
    <style:style style:name="P87" style:family="paragraph" style:parent-style-name="Standard">
      <style:text-properties fo:language="en" fo:country="US" officeooo:rsid="005d21dd" officeooo:paragraph-rsid="005d21dd"/>
    </style:style>
    <style:style style:name="P88" style:family="paragraph" style:parent-style-name="Standard">
      <style:text-properties fo:language="en" fo:country="US" officeooo:rsid="00633205" officeooo:paragraph-rsid="00633205"/>
    </style:style>
    <style:style style:name="P89" style:family="paragraph" style:parent-style-name="Standard">
      <style:text-properties fo:language="en" fo:country="US" officeooo:rsid="0065f0ad" officeooo:paragraph-rsid="0065f0ad"/>
    </style:style>
    <style:style style:name="P90" style:family="paragraph" style:parent-style-name="Standard">
      <style:text-properties fo:language="en" fo:country="US" officeooo:rsid="0065f0ad" officeooo:paragraph-rsid="00732bce"/>
    </style:style>
    <style:style style:name="P91" style:family="paragraph" style:parent-style-name="Standard">
      <style:text-properties fo:language="en" fo:country="US" officeooo:rsid="006727f6" officeooo:paragraph-rsid="006727f6"/>
    </style:style>
    <style:style style:name="P92" style:family="paragraph" style:parent-style-name="Standard">
      <style:text-properties fo:language="en" fo:country="US" officeooo:rsid="00461417" officeooo:paragraph-rsid="0056f72c"/>
    </style:style>
    <style:style style:name="P93" style:family="paragraph" style:parent-style-name="Standard">
      <style:text-properties fo:language="en" fo:country="US" officeooo:rsid="00711d2a" officeooo:paragraph-rsid="00711d2a"/>
    </style:style>
    <style:style style:name="P94" style:family="paragraph" style:parent-style-name="Standard">
      <style:text-properties fo:language="en" fo:country="US" officeooo:rsid="00711d2a" officeooo:paragraph-rsid="00746ffe"/>
    </style:style>
    <style:style style:name="P95" style:family="paragraph" style:parent-style-name="Standard">
      <style:text-properties fo:language="en" fo:country="US" officeooo:paragraph-rsid="004a73cd"/>
    </style:style>
    <style:style style:name="P96" style:family="paragraph" style:parent-style-name="Standard">
      <style:text-properties style:font-name="Liberation Serif" fo:language="en" fo:country="US" officeooo:rsid="005cf132" officeooo:paragraph-rsid="005cf132"/>
    </style:style>
    <style:style style:name="P97" style:family="paragraph" style:parent-style-name="Standard">
      <style:text-properties style:font-name="Liberation Serif" fo:language="en" fo:country="US" officeooo:rsid="005ec287" officeooo:paragraph-rsid="005d21dd"/>
    </style:style>
    <style:style style:name="P98" style:family="paragraph" style:parent-style-name="Standard">
      <style:paragraph-properties fo:margin-left="0in" fo:margin-right="0in" fo:text-indent="0in" style:auto-text-indent="false"/>
      <style:text-properties fo:language="en" fo:country="US" officeooo:rsid="00083d73" officeooo:paragraph-rsid="00083d73"/>
    </style:style>
    <style:style style:name="P99" style:family="paragraph" style:parent-style-name="Standard">
      <style:paragraph-properties fo:margin-left="0in" fo:margin-right="0in" fo:text-indent="0in" style:auto-text-indent="false"/>
      <style:text-properties fo:language="en" fo:country="US" officeooo:rsid="005965ee" officeooo:paragraph-rsid="00746ffe"/>
    </style:style>
    <style:style style:name="P100" style:family="paragraph" style:parent-style-name="Standard">
      <style:paragraph-properties fo:break-before="page"/>
      <style:text-properties fo:language="en" fo:country="US" officeooo:rsid="001965a5" officeooo:paragraph-rsid="001965a5"/>
    </style:style>
    <style:style style:name="P101" style:family="paragraph" style:parent-style-name="Standard">
      <style:paragraph-properties fo:break-before="page"/>
      <style:text-properties fo:language="en" fo:country="US" officeooo:rsid="00261826" officeooo:paragraph-rsid="00261826"/>
    </style:style>
    <style:style style:name="P102" style:family="paragraph" style:parent-style-name="Standard">
      <style:paragraph-properties fo:break-before="page"/>
      <style:text-properties fo:language="en" fo:country="US" officeooo:rsid="0056f72c" officeooo:paragraph-rsid="006727f6"/>
    </style:style>
    <style:style style:name="P103" style:family="paragraph" style:parent-style-name="Standard">
      <style:paragraph-properties fo:break-before="page"/>
      <style:text-properties fo:language="en" fo:country="US" officeooo:rsid="00485d22" officeooo:paragraph-rsid="00485d22"/>
    </style:style>
    <style:style style:name="P104" style:family="paragraph" style:parent-style-name="Standard">
      <style:paragraph-properties fo:break-before="page"/>
      <style:text-properties fo:language="en" fo:country="US" fo:font-weight="normal" officeooo:rsid="006727f6" officeooo:paragraph-rsid="006727f6" style:font-weight-asian="normal" style:font-weight-complex="normal"/>
    </style:style>
    <style:style style:name="P105" style:family="paragraph" style:parent-style-name="Standard">
      <style:paragraph-properties fo:break-before="page"/>
      <style:text-properties fo:language="en" fo:country="US" officeooo:rsid="00065c48" officeooo:paragraph-rsid="00065c48"/>
    </style:style>
    <style:style style:name="P106" style:family="paragraph" style:parent-style-name="Title">
      <style:text-properties fo:language="en" fo:country="US"/>
    </style:style>
    <style:style style:name="P107" style:family="paragraph" style:parent-style-name="Text_20_body">
      <style:text-properties fo:language="en" fo:country="US" fo:font-weight="bold" style:font-weight-asian="bold" style:font-weight-complex="bold"/>
    </style:style>
    <style:style style:name="P108" style:family="paragraph" style:parent-style-name="Text_20_body">
      <style:text-properties fo:language="en" fo:country="US" officeooo:rsid="00351c2a" officeooo:paragraph-rsid="004f7a17"/>
    </style:style>
    <style:style style:name="P109" style:family="paragraph" style:parent-style-name="Standard">
      <style:paragraph-properties fo:margin-left="0.9846in" fo:margin-right="0in" fo:text-indent="0in" style:auto-text-indent="false"/>
      <style:text-properties fo:language="en" fo:country="US" fo:font-weight="bold" officeooo:rsid="00684110" officeooo:paragraph-rsid="006c6c42" style:font-weight-asian="bold" style:font-weight-complex="bold"/>
    </style:style>
    <style:style style:name="P110" style:family="paragraph" style:parent-style-name="Text_20_body">
      <style:paragraph-properties fo:margin-top="0in" fo:margin-bottom="0in" loext:contextual-spacing="false"/>
      <style:text-properties fo:language="en" fo:country="US" fo:font-weight="bold" officeooo:rsid="00449f95" officeooo:paragraph-rsid="00449f95" style:font-weight-asian="bold" style:font-weight-complex="bold"/>
    </style:style>
    <style:style style:name="P111" style:family="paragraph" style:parent-style-name="Contents_20_3">
      <style:paragraph-properties>
        <style:tab-stops>
          <style:tab-stop style:position="6.3in" style:type="right" style:leader-style="dotted" style:leader-text="."/>
        </style:tab-stops>
      </style:paragraph-properties>
    </style:style>
    <style:style style:name="P112" style:family="paragraph" style:parent-style-name="Heading_20_3">
      <style:text-properties fo:language="en" fo:country="US"/>
    </style:style>
    <style:style style:name="P113" style:family="paragraph" style:parent-style-name="Heading_20_3">
      <style:text-properties fo:language="en" fo:country="US" officeooo:paragraph-rsid="0042df40"/>
    </style:style>
    <style:style style:name="P114" style:family="paragraph" style:parent-style-name="Heading_20_3">
      <style:paragraph-properties fo:break-before="page"/>
      <style:text-properties fo:language="en" fo:country="US"/>
    </style:style>
    <style:style style:name="P115" style:family="paragraph" style:parent-style-name="Heading_20_2">
      <style:text-properties fo:language="en" fo:country="US"/>
    </style:style>
    <style:style style:name="P116" style:family="paragraph" style:parent-style-name="Heading_20_2">
      <style:text-properties fo:language="en" fo:country="US" officeooo:paragraph-rsid="001c2677"/>
    </style:style>
    <style:style style:name="P117" style:family="paragraph" style:parent-style-name="Heading_20_2">
      <style:text-properties fo:language="en" fo:country="US" officeooo:rsid="004a73cd" officeooo:paragraph-rsid="004c529b"/>
    </style:style>
    <style:style style:name="P118" style:family="paragraph" style:parent-style-name="Heading_20_2">
      <style:text-properties fo:language="en" fo:country="US" officeooo:paragraph-rsid="005d21dd"/>
    </style:style>
    <style:style style:name="P119" style:family="paragraph" style:parent-style-name="Heading_20_2">
      <style:paragraph-properties fo:break-before="page"/>
      <style:text-properties fo:language="en" fo:country="US" officeooo:paragraph-rsid="001c2677"/>
    </style:style>
    <style:style style:name="P120" style:family="paragraph" style:parent-style-name="Heading_20_1">
      <style:paragraph-properties fo:break-before="page"/>
      <style:text-properties fo:language="en" fo:country="US"/>
    </style:style>
    <style:style style:name="P121" style:family="paragraph" style:parent-style-name="Heading_20_1">
      <style:paragraph-properties fo:break-before="page"/>
      <style:text-properties fo:language="en" fo:country="US" officeooo:paragraph-rsid="001c2677"/>
    </style:style>
    <style:style style:name="P122" style:family="paragraph" style:parent-style-name="Contents_20_2">
      <style:paragraph-properties>
        <style:tab-stops>
          <style:tab-stop style:position="6.4965in" style:type="right" style:leader-style="dotted" style:leader-text="."/>
        </style:tab-stops>
      </style:paragraph-properties>
    </style:style>
    <style:style style:name="P123" style:family="paragraph" style:parent-style-name="Contents_20_Heading">
      <style:text-properties fo:language="en" fo:country="U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Standard">
      <style:text-properties fo:language="en" fo:country="US"/>
    </style:style>
    <style:style style:name="P126" style:family="paragraph" style:parent-style-name="Standard" style:list-style-name="L2">
      <style:text-properties fo:language="en" fo:country="US" fo:font-weight="normal" officeooo:rsid="00684110" officeooo:paragraph-rsid="00684110" style:font-weight-asian="normal" style:font-weight-complex="normal"/>
    </style:style>
    <style:style style:name="P127" style:family="paragraph" style:parent-style-name="Standard" style:list-style-name="L2">
      <style:text-properties fo:language="en" fo:country="US" fo:font-weight="normal" officeooo:rsid="00684110" officeooo:paragraph-rsid="006c6c42" style:font-weight-asian="normal" style:font-weight-complex="normal"/>
    </style:style>
    <style:style style:name="P128" style:family="paragraph" style:parent-style-name="Standard">
      <style:text-properties fo:language="en" fo:country="US" fo:font-weight="normal" officeooo:rsid="00684110" officeooo:paragraph-rsid="006b6813" style:font-weight-asian="normal" style:font-weight-complex="normal"/>
    </style:style>
    <style:style style:name="P129" style:family="paragraph" style:parent-style-name="Standard">
      <style:text-properties fo:language="en" fo:country="US" fo:font-weight="normal" officeooo:rsid="007daf21" officeooo:paragraph-rsid="007daf21" style:font-weight-asian="normal" style:font-weight-complex="normal"/>
    </style:style>
    <style:style style:name="P130" style:family="paragraph" style:parent-style-name="Standard" style:list-style-name="L3">
      <style:paragraph-properties fo:line-height="200%"/>
      <style:text-properties fo:language="en" fo:country="US" officeooo:rsid="001285c5" officeooo:paragraph-rsid="0050c8d4"/>
    </style:style>
    <style:style style:name="P131" style:family="paragraph" style:parent-style-name="Standard" style:list-style-name="L3">
      <style:paragraph-properties fo:line-height="200%"/>
      <style:text-properties fo:language="en" fo:country="US" officeooo:rsid="001285c5" officeooo:paragraph-rsid="0012bbe6"/>
    </style:style>
    <style:style style:name="P132" style:family="paragraph" style:parent-style-name="Standard" style:list-style-name="L3">
      <style:text-properties fo:language="en" fo:country="US" officeooo:rsid="001285c5" officeooo:paragraph-rsid="001285c5"/>
    </style:style>
    <style:style style:name="P133" style:family="paragraph" style:parent-style-name="Standard">
      <style:text-properties fo:language="en" fo:country="US" officeooo:rsid="00332273" officeooo:paragraph-rsid="00332273"/>
    </style:style>
    <style:style style:name="P134" style:family="paragraph" style:parent-style-name="Standard">
      <style:text-properties fo:language="en" fo:country="US" officeooo:rsid="00790091" officeooo:paragraph-rsid="00790091"/>
    </style:style>
    <style:style style:name="P135" style:family="paragraph" style:parent-style-name="Standard">
      <style:text-properties fo:language="en" fo:country="US" officeooo:rsid="0025527e" officeooo:paragraph-rsid="00790091"/>
    </style:style>
    <style:style style:name="P136" style:family="paragraph" style:parent-style-name="Standard" style:list-style-name="L4">
      <style:text-properties fo:language="en" fo:country="US" officeooo:rsid="0025527e" officeooo:paragraph-rsid="00790091"/>
    </style:style>
    <style:style style:name="P137" style:family="paragraph" style:parent-style-name="Standard">
      <style:text-properties fo:language="en" fo:country="US" officeooo:rsid="001d64dd" officeooo:paragraph-rsid="001d64dd"/>
    </style:style>
    <style:style style:name="P138" style:family="paragraph" style:parent-style-name="Standard">
      <style:text-properties fo:language="en" fo:country="US" officeooo:rsid="004a73cd" officeooo:paragraph-rsid="004a73cd"/>
    </style:style>
    <style:style style:name="P139" style:family="paragraph" style:parent-style-name="Standard">
      <style:text-properties fo:language="en" fo:country="US" officeooo:rsid="004a73cd" officeooo:paragraph-rsid="007a969b"/>
    </style:style>
    <style:style style:name="P140" style:family="paragraph" style:parent-style-name="Standard">
      <style:text-properties fo:language="en" fo:country="US" officeooo:rsid="0029afb8" officeooo:paragraph-rsid="007a969b"/>
    </style:style>
    <style:style style:name="P141" style:family="paragraph" style:parent-style-name="Standard">
      <style:text-properties fo:language="en" fo:country="US" officeooo:paragraph-rsid="00790091"/>
    </style:style>
    <style:style style:name="P142" style:family="paragraph" style:parent-style-name="Standard">
      <style:text-properties fo:language="en" fo:country="US" officeooo:rsid="00633205" officeooo:paragraph-rsid="00633205"/>
    </style:style>
    <style:style style:name="P143" style:family="paragraph" style:parent-style-name="Standard" style:list-style-name="L1">
      <style:text-properties fo:language="en" fo:country="US"/>
    </style:style>
    <style:style style:name="P144" style:family="paragraph" style:parent-style-name="Standard">
      <style:text-properties fo:language="en" fo:country="US" officeooo:rsid="00396e05" officeooo:paragraph-rsid="00396e05"/>
    </style:style>
    <style:style style:name="P145" style:family="paragraph" style:parent-style-name="Standard">
      <style:text-properties fo:language="en" fo:country="US" officeooo:rsid="00396e05" officeooo:paragraph-rsid="00790091"/>
    </style:style>
    <style:style style:name="P146" style:family="paragraph" style:parent-style-name="Standard">
      <style:text-properties fo:language="en" fo:country="US" officeooo:rsid="0056f72c" officeooo:paragraph-rsid="0056f72c"/>
    </style:style>
    <style:style style:name="P147" style:family="paragraph" style:parent-style-name="Standard">
      <style:text-properties fo:language="en" fo:country="US" fo:font-weight="bold" officeooo:rsid="0056f72c" officeooo:paragraph-rsid="0056f72c" style:font-weight-asian="bold" style:font-weight-complex="bold"/>
    </style:style>
    <style:style style:name="P148" style:family="paragraph" style:parent-style-name="Standard">
      <style:text-properties fo:language="en" fo:country="US" fo:font-weight="bold" officeooo:rsid="00396e05" officeooo:paragraph-rsid="007ddb0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483d7c" style:font-weight-asian="bold" style:font-weight-complex="bold"/>
    </style:style>
    <style:style style:name="T3" style:family="text">
      <style:text-properties fo:font-weight="bold" officeooo:rsid="00449f95" style:font-weight-asian="bold" style:font-weight-complex="bold"/>
    </style:style>
    <style:style style:name="T4" style:family="text">
      <style:text-properties fo:font-weight="bold" officeooo:rsid="0029afb8" style:font-weight-asian="bold" style:font-weight-complex="bold"/>
    </style:style>
    <style:style style:name="T5" style:family="text">
      <style:text-properties fo:font-weight="bold" officeooo:rsid="0049296d" style:font-weight-asian="bold" style:font-weight-complex="bold"/>
    </style:style>
    <style:style style:name="T6" style:family="text">
      <style:text-properties fo:font-weight="bold" officeooo:rsid="004f7a17" style:font-weight-asian="bold" style:font-weight-complex="bold"/>
    </style:style>
    <style:style style:name="T7" style:family="text">
      <style:text-properties fo:font-weight="bold" officeooo:rsid="0050c8d4" style:font-weight-asian="bold" style:font-weight-complex="bold"/>
    </style:style>
    <style:style style:name="T8" style:family="text">
      <style:text-properties fo:font-weight="bold" officeooo:rsid="0002a4b6" style:font-weight-asian="bold" style:font-weight-complex="bold"/>
    </style:style>
    <style:style style:name="T9" style:family="text">
      <style:text-properties fo:font-weight="bold" officeooo:rsid="004e3ed1" style:font-weight-asian="bold" style:font-weight-complex="bold"/>
    </style:style>
    <style:style style:name="T10" style:family="text">
      <style:text-properties fo:font-weight="bold" officeooo:rsid="006c6c42" style:font-weight-asian="bold" style:font-weight-complex="bold"/>
    </style:style>
    <style:style style:name="T11" style:family="text">
      <style:text-properties fo:font-weight="bold" officeooo:rsid="007a969b" style:font-weight-asian="bold" style:font-weight-complex="bold"/>
    </style:style>
    <style:style style:name="T12" style:family="text">
      <style:text-properties officeooo:rsid="0056f72c"/>
    </style:style>
    <style:style style:name="T13" style:family="text">
      <style:text-properties officeooo:rsid="0002a4b6"/>
    </style:style>
    <style:style style:name="T14" style:family="text">
      <style:text-properties officeooo:rsid="00083d73"/>
    </style:style>
    <style:style style:name="T15" style:family="text">
      <style:text-properties officeooo:rsid="000f90cf"/>
    </style:style>
    <style:style style:name="T16" style:family="text">
      <style:text-properties officeooo:rsid="00109936"/>
    </style:style>
    <style:style style:name="T17" style:family="text">
      <style:text-properties officeooo:rsid="0012bbe6"/>
    </style:style>
    <style:style style:name="T18" style:family="text">
      <style:text-properties officeooo:rsid="0016a894"/>
    </style:style>
    <style:style style:name="T19" style:family="text">
      <style:text-properties officeooo:rsid="0017bba8"/>
    </style:style>
    <style:style style:name="T20" style:family="text">
      <style:text-properties officeooo:rsid="00189df4"/>
    </style:style>
    <style:style style:name="T21" style:family="text">
      <style:text-properties officeooo:rsid="00195b4c"/>
    </style:style>
    <style:style style:name="T22" style:family="text">
      <style:text-properties officeooo:rsid="001ab0c5"/>
    </style:style>
    <style:style style:name="T23" style:family="text">
      <style:text-properties officeooo:rsid="001c2677"/>
    </style:style>
    <style:style style:name="T24" style:family="text">
      <style:text-properties officeooo:rsid="001f3bbb"/>
    </style:style>
    <style:style style:name="T25" style:family="text">
      <style:text-properties officeooo:rsid="00209e17"/>
    </style:style>
    <style:style style:name="T26" style:family="text">
      <style:text-properties officeooo:rsid="00261826"/>
    </style:style>
    <style:style style:name="T27" style:family="text">
      <style:text-properties officeooo:rsid="0029afb8"/>
    </style:style>
    <style:style style:name="T28" style:family="text">
      <style:text-properties officeooo:rsid="002ac727"/>
    </style:style>
    <style:style style:name="T29" style:family="text">
      <style:text-properties officeooo:rsid="002ae4ce"/>
    </style:style>
    <style:style style:name="T30" style:family="text">
      <style:text-properties officeooo:rsid="002e1b67"/>
    </style:style>
    <style:style style:name="T31" style:family="text">
      <style:text-properties officeooo:rsid="002ffdde"/>
    </style:style>
    <style:style style:name="T32" style:family="text">
      <style:text-properties officeooo:rsid="0031c5b0"/>
    </style:style>
    <style:style style:name="T33" style:family="text">
      <style:text-properties officeooo:rsid="00332273"/>
    </style:style>
    <style:style style:name="T34" style:family="text">
      <style:text-properties officeooo:rsid="0034c01a"/>
    </style:style>
    <style:style style:name="T35" style:family="text">
      <style:text-properties officeooo:rsid="00351c2a"/>
    </style:style>
    <style:style style:name="T36" style:family="text">
      <style:text-properties officeooo:rsid="003702f2"/>
    </style:style>
    <style:style style:name="T37" style:family="text">
      <style:text-properties fo:language="en" fo:country="US"/>
    </style:style>
    <style:style style:name="T38" style:family="text">
      <style:text-properties fo:language="en" fo:country="US" officeooo:rsid="0049296d"/>
    </style:style>
    <style:style style:name="T39" style:family="text">
      <style:text-properties officeooo:rsid="0038676b"/>
    </style:style>
    <style:style style:name="T40" style:family="text">
      <style:text-properties officeooo:rsid="0038a1af"/>
    </style:style>
    <style:style style:name="T41" style:family="text">
      <style:text-properties officeooo:rsid="003d8a32"/>
    </style:style>
    <style:style style:name="T42" style:family="text">
      <style:text-properties officeooo:rsid="003f59e5"/>
    </style:style>
    <style:style style:name="T43" style:family="text">
      <style:text-properties officeooo:rsid="0042df40"/>
    </style:style>
    <style:style style:name="T44" style:family="text">
      <style:text-properties officeooo:rsid="00449f95"/>
    </style:style>
    <style:style style:name="T45" style:family="text">
      <style:text-properties officeooo:rsid="00461417"/>
    </style:style>
    <style:style style:name="T46" style:family="text">
      <style:text-properties officeooo:rsid="0046614f"/>
    </style:style>
    <style:style style:name="T47" style:family="text">
      <style:text-properties officeooo:rsid="00483d7c"/>
    </style:style>
    <style:style style:name="T48" style:family="text">
      <style:text-properties officeooo:rsid="00485d22"/>
    </style:style>
    <style:style style:name="T49" style:family="text">
      <style:text-properties fo:font-weight="normal" style:font-weight-asian="normal" style:font-weight-complex="normal"/>
    </style:style>
    <style:style style:name="T50" style:family="text">
      <style:text-properties fo:font-weight="normal" officeooo:rsid="00485d22" style:font-weight-asian="normal" style:font-weight-complex="normal"/>
    </style:style>
    <style:style style:name="T51" style:family="text">
      <style:text-properties officeooo:rsid="0049296d"/>
    </style:style>
    <style:style style:name="T52" style:family="text">
      <style:text-properties officeooo:rsid="004a73cd"/>
    </style:style>
    <style:style style:name="T53" style:family="text">
      <style:text-properties officeooo:rsid="004c529b"/>
    </style:style>
    <style:style style:name="T54" style:family="text">
      <style:text-properties officeooo:rsid="004e3ed1"/>
    </style:style>
    <style:style style:name="T55" style:family="text">
      <style:text-properties officeooo:rsid="004f7a17"/>
    </style:style>
    <style:style style:name="T56" style:family="text">
      <style:text-properties officeooo:rsid="0050c8d4"/>
    </style:style>
    <style:style style:name="T57" style:family="text">
      <style:text-properties fo:font-style="italic" style:font-style-asian="italic" style:font-style-complex="italic"/>
    </style:style>
    <style:style style:name="T58" style:family="text">
      <style:text-properties officeooo:rsid="005a17c9"/>
    </style:style>
    <style:style style:name="T59" style:family="text">
      <style:text-properties style:font-name="Liberation Serif1" officeooo:rsid="005a17c9"/>
    </style:style>
    <style:style style:name="T60" style:family="text">
      <style:text-properties style:font-name="Liberation Serif"/>
    </style:style>
    <style:style style:name="T61" style:family="text">
      <style:text-properties style:font-name="Liberation Serif" officeooo:rsid="005a17c9"/>
    </style:style>
    <style:style style:name="T62" style:family="text">
      <style:text-properties style:font-name="Liberation Serif" officeooo:rsid="005cf132"/>
    </style:style>
    <style:style style:name="T63" style:family="text">
      <style:text-properties style:font-name="Liberation Serif" officeooo:rsid="00607e90"/>
    </style:style>
    <style:style style:name="T64" style:family="text">
      <style:text-properties style:font-name="Liberation Serif" officeooo:rsid="0060d604"/>
    </style:style>
    <style:style style:name="T65" style:family="text">
      <style:text-properties style:font-name="Liberation Serif" officeooo:rsid="0062ab56"/>
    </style:style>
    <style:style style:name="T66" style:family="text">
      <style:text-properties style:font-name="Liberation Serif" officeooo:rsid="006b6813"/>
    </style:style>
    <style:style style:name="T67" style:family="text">
      <style:text-properties style:font-name="Liberation Serif" officeooo:rsid="00711d2a"/>
    </style:style>
    <style:style style:name="T68" style:family="text">
      <style:text-properties style:font-name="Liberation Serif" officeooo:rsid="007a969b"/>
    </style:style>
    <style:style style:name="T69" style:family="text">
      <style:text-properties officeooo:rsid="005cf132"/>
    </style:style>
    <style:style style:name="T70" style:family="text">
      <style:text-properties officeooo:rsid="005d21dd"/>
    </style:style>
    <style:style style:name="T71" style:family="text">
      <style:text-properties style:text-line-through-style="none" style:text-line-through-type="none" style:font-name="Liberation Serif"/>
    </style:style>
    <style:style style:name="T72" style:family="text">
      <style:text-properties style:text-line-through-style="none" style:text-line-through-type="none" style:font-name="Liberation Serif" officeooo:rsid="005d21dd"/>
    </style:style>
    <style:style style:name="T73" style:family="text">
      <style:text-properties style:text-line-through-style="none" style:text-line-through-type="none" style:font-name="Liberation Serif" officeooo:rsid="005cf132"/>
    </style:style>
    <style:style style:name="T74" style:family="text">
      <style:text-properties style:text-line-through-style="none" style:text-line-through-type="none" style:font-name="Liberation Serif" officeooo:rsid="005a17c9"/>
    </style:style>
    <style:style style:name="T75" style:family="text">
      <style:text-properties style:text-line-through-style="none" style:text-line-through-type="none" style:font-name="Liberation Serif1" officeooo:rsid="005a17c9"/>
    </style:style>
    <style:style style:name="T76" style:family="text">
      <style:text-properties officeooo:rsid="00633205"/>
    </style:style>
    <style:style style:name="T77" style:family="text">
      <style:text-properties officeooo:rsid="006727f6"/>
    </style:style>
    <style:style style:name="T78" style:family="text">
      <style:text-properties officeooo:rsid="00684110"/>
    </style:style>
    <style:style style:name="T79" style:family="text">
      <style:text-properties officeooo:rsid="006972f9"/>
    </style:style>
    <style:style style:name="T80" style:family="text">
      <style:text-properties officeooo:rsid="0069a009"/>
    </style:style>
    <style:style style:name="T81" style:family="text">
      <style:text-properties officeooo:rsid="006b6813"/>
    </style:style>
    <style:style style:name="T82" style:family="text">
      <style:text-properties officeooo:rsid="006c6c42"/>
    </style:style>
    <style:style style:name="T83" style:family="text">
      <style:text-properties officeooo:rsid="006f798c"/>
    </style:style>
    <style:style style:name="T84" style:family="text">
      <style:text-properties officeooo:rsid="0070e13c"/>
    </style:style>
    <style:style style:name="T85" style:family="text">
      <style:text-properties officeooo:rsid="00711d2a"/>
    </style:style>
    <style:style style:name="T86" style:family="text">
      <style:text-properties officeooo:rsid="00726a04"/>
    </style:style>
    <style:style style:name="T87" style:family="text">
      <style:text-properties officeooo:rsid="00732bce"/>
    </style:style>
    <style:style style:name="T88" style:family="text">
      <style:text-properties officeooo:rsid="00746ffe"/>
    </style:style>
    <style:style style:name="T89" style:family="text">
      <style:text-properties officeooo:rsid="00790091"/>
    </style:style>
    <style:style style:name="T90" style:family="text">
      <style:text-properties officeooo:rsid="007a969b"/>
    </style:style>
    <style:style style:name="T91" style:family="text">
      <style:text-properties officeooo:rsid="007ba7ae"/>
    </style:style>
    <style:style style:name="T92" style:family="text">
      <style:text-properties officeooo:rsid="007be229"/>
    </style:style>
    <style:style style:name="T93" style:family="text">
      <style:text-properties officeooo:rsid="007daf21"/>
    </style:style>
    <style:style style:name="T94" style:family="text">
      <style:text-properties officeooo:rsid="007ddb0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Apollo-3 BLE <text:span text:style-name="T42">communication between Apollo3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4"><text:a xlink:type="simple" xlink:href="#__RefHeading___Toc504_4261894373" text:style-name="Index_20_Link" text:visited-style-name="Index_20_Link"><text:span text:style-name="T37">1. Foreword<text:tab/>2</text:span></text:a></text:p>
          <text:p text:style-name="P124"><text:a xlink:type="simple" xlink:href="#__RefHeading___Toc432_4261894373" text:style-name="Index_20_Link" text:visited-style-name="Index_20_Link"><text:span text:style-name="T37">2. Hardware<text:tab/>3</text:span></text:a></text:p>
          <text:p text:style-name="P122"><text:a xlink:type="simple" xlink:href="#__RefHeading___Toc434_4261894373" text:style-name="Index_20_Link" text:visited-style-name="Index_20_Link"><text:span text:style-name="T37">2.1 Server board<text:tab/>3</text:span></text:a></text:p>
          <text:p text:style-name="P122"><text:a xlink:type="simple" xlink:href="#__RefHeading___Toc436_4261894373" text:style-name="Index_20_Link" text:visited-style-name="Index_20_Link"><text:span text:style-name="T37">2.2 Client hardware<text:tab/>3</text:span></text:a></text:p>
          <text:p text:style-name="P124"><text:a xlink:type="simple" xlink:href="#__RefHeading___Toc438_4261894373" text:style-name="Index_20_Link" text:visited-style-name="Index_20_Link"><text:span text:style-name="T37">3. Software installation<text:tab/>4</text:span></text:a></text:p>
          <text:p text:style-name="P122"><text:a xlink:type="simple" xlink:href="#__RefHeading___Toc440_4261894373" text:style-name="Index_20_Link" text:visited-style-name="Index_20_Link"><text:span text:style-name="T37">3.1 Server software<text:tab/>4</text:span></text:a></text:p>
          <text:p text:style-name="P111"><text:a xlink:type="simple" xlink:href="#__RefHeading___Toc442_4261894373" text:style-name="Index_20_Link" text:visited-style-name="Index_20_Link"><text:span text:style-name="T37">3.1.1 Apollo3 software<text:tab/>4</text:span></text:a></text:p>
          <text:p text:style-name="P111"><text:a xlink:type="simple" xlink:href="#__RefHeading___Toc444_4261894373" text:style-name="Index_20_Link" text:visited-style-name="Index_20_Link"><text:span text:style-name="T37">3.1.2 Application software<text:tab/>4</text:span></text:a></text:p>
          <text:p text:style-name="P122"><text:a xlink:type="simple" xlink:href="#__RefHeading___Toc446_4261894373" text:style-name="Index_20_Link" text:visited-style-name="Index_20_Link"><text:span text:style-name="T37">3.2 Client software<text:tab/>5</text:span></text:a></text:p>
          <text:p text:style-name="P111"><text:a xlink:type="simple" xlink:href="#__RefHeading___Toc1496_813501632" text:style-name="Index_20_Link" text:visited-style-name="Index_20_Link"><text:span text:style-name="T37">3.2.1 Apollo3 software<text:tab/>5</text:span></text:a></text:p>
          <text:p text:style-name="P111"><text:a xlink:type="simple" xlink:href="#__RefHeading___Toc444_42618943731" text:style-name="Index_20_Link" text:visited-style-name="Index_20_Link"><text:span text:style-name="T37">3.2.2 Client Application software<text:tab/>5</text:span></text:a></text:p>
          <text:p text:style-name="P124"><text:a xlink:type="simple" xlink:href="#__RefHeading___Toc452_4261894373" text:style-name="Index_20_Link" text:visited-style-name="Index_20_Link"><text:span text:style-name="T37">4. Software overview<text:tab/>6</text:span></text:a></text:p>
          <text:p text:style-name="P122"><text:a xlink:type="simple" xlink:href="#__RefHeading___Toc454_4261894373" text:style-name="Index_20_Link" text:visited-style-name="Index_20_Link"><text:span text:style-name="T37">4.1 Server Software<text:tab/>6</text:span></text:a></text:p>
          <text:p text:style-name="P111"><text:a xlink:type="simple" xlink:href="#__RefHeading___Toc456_4261894373" text:style-name="Index_20_Link" text:visited-style-name="Index_20_Link"><text:span text:style-name="T37">4.1.1 High level overview<text:tab/>6</text:span></text:a></text:p>
          <text:p text:style-name="P111"><text:a xlink:type="simple" xlink:href="#__RefHeading___Toc458_4261894373" text:style-name="Index_20_Link" text:visited-style-name="Index_20_Link"><text:span text:style-name="T37">4.1.2 Parameter setting<text:tab/>7</text:span></text:a></text:p>
          <text:p text:style-name="P122"><text:a xlink:type="simple" xlink:href="#__RefHeading___Toc460_4261894373" text:style-name="Index_20_Link" text:visited-style-name="Index_20_Link"><text:span text:style-name="T37">4.2 Client Software<text:tab/>8</text:span></text:a></text:p>
          <text:p text:style-name="P111"><text:a xlink:type="simple" xlink:href="#__RefHeading___Toc462_4261894373" text:style-name="Index_20_Link" text:visited-style-name="Index_20_Link"><text:span text:style-name="T37">4.2.1 High level overview<text:tab/>8</text:span></text:a></text:p>
          <text:p text:style-name="P111"><text:a xlink:type="simple" xlink:href="#__RefHeading___Toc1517_813501632" text:style-name="Index_20_Link" text:visited-style-name="Index_20_Link"><text:span text:style-name="T37">4.2.2 Parameter setting<text:tab/>9</text:span></text:a></text:p>
          <text:p text:style-name="P124"><text:a xlink:type="simple" xlink:href="#__RefHeading___Toc1498_813501632" text:style-name="Index_20_Link" text:visited-style-name="Index_20_Link"><text:span text:style-name="T37">5. Client Menu selection<text:tab/>10</text:span></text:a></text:p>
          <text:p text:style-name="P122"><text:a xlink:type="simple" xlink:href="#__RefHeading___Toc1519_813501632" text:style-name="Index_20_Link" text:visited-style-name="Index_20_Link"><text:span text:style-name="T37">5.1 Main menu<text:tab/>10</text:span></text:a></text:p>
          <text:p text:style-name="P122"><text:a xlink:type="simple" xlink:href="#__RefHeading___Toc1521_813501632" text:style-name="Index_20_Link" text:visited-style-name="Index_20_Link"><text:span text:style-name="T37">5.2 GAP menu<text:tab/>10</text:span></text:a></text:p>
          <text:p text:style-name="P122"><text:a xlink:type="simple" xlink:href="#__RefHeading___Toc1523_813501632" text:style-name="Index_20_Link" text:visited-style-name="Index_20_Link"><text:span text:style-name="T37">5.3 GATT menu<text:tab/>11</text:span></text:a></text:p>
          <text:p text:style-name="P122"><text:a xlink:type="simple" xlink:href="#__RefHeading___Toc1480_1924374596" text:style-name="Index_20_Link" text:visited-style-name="Index_20_Link"><text:span text:style-name="T37">5.4 AMDTP menu<text:tab/>11</text:span></text:a></text:p>
          <text:p text:style-name="P124"><text:a xlink:type="simple" xlink:href="#__RefHeading___Toc1482_1924374596" text:style-name="Index_20_Link" text:visited-style-name="Index_20_Link"><text:span text:style-name="T37">6 Internal Temperature adjustment<text:tab/>14</text:span></text:a></text:p>
          <text:p text:style-name="P122"><text:a xlink:type="simple" xlink:href="#__RefHeading___Toc1484_1924374596" text:style-name="Index_20_Link" text:visited-style-name="Index_20_Link"><text:span text:style-name="T37">6.1. Original approach<text:tab/>14</text:span></text:a></text:p>
          <text:p text:style-name="P111"><text:a xlink:type="simple" xlink:href="#__RefHeading___Toc1486_1924374596" text:style-name="Index_20_Link" text:visited-style-name="Index_20_Link"><text:span text:style-name="T37">6.2.1 What does that mean ?<text:tab/>14</text:span></text:a></text:p>
          <text:p text:style-name="P111"><text:a xlink:type="simple" xlink:href="#__RefHeading___Toc1488_1924374596" text:style-name="Index_20_Link" text:visited-style-name="Index_20_Link"><text:span text:style-name="T37">6.2.2 Reality check<text:tab/>15</text:span></text:a></text:p>
          <text:p text:style-name="P122"><text:a xlink:type="simple" xlink:href="#__RefHeading___Toc1490_1924374596" text:style-name="Index_20_Link" text:visited-style-name="Index_20_Link"><text:span text:style-name="T37">6.3 Alternative approach<text:tab/>15</text:span></text:a></text:p>
          <text:p text:style-name="P122"><text:a xlink:type="simple" xlink:href="#__RefHeading___Toc1492_1924374596" text:style-name="Index_20_Link" text:visited-style-name="Index_20_Link"><text:span text:style-name="T37">6.4 Test program AdcTemp<text:tab/>15</text:span></text:a></text:p>
          <text:p text:style-name="P111"><text:a xlink:type="simple" xlink:href="#__RefHeading___Toc1914_4144597509" text:style-name="Index_20_Link" text:visited-style-name="Index_20_Link"><text:span text:style-name="T37">6.4.1 Required libraries<text:tab/>16</text:span></text:a></text:p>
          <text:p text:style-name="P111"><text:a xlink:type="simple" xlink:href="#__RefHeading___Toc1494_1924374596" text:style-name="Index_20_Link" text:visited-style-name="Index_20_Link"><text:span text:style-name="T37">6.4.2 How to use?<text:tab/>17</text:span></text:a></text:p>
          <text:p text:style-name="P122"><text:a xlink:type="simple" xlink:href="#__RefHeading___Toc1496_1924374596" text:style-name="Index_20_Link" text:visited-style-name="Index_20_Link"><text:span text:style-name="T37">6.5 Update in amdtps<text:tab/>17</text:span></text:a></text:p>
          <text:p text:style-name="P124"><text:a xlink:type="simple" xlink:href="#__RefHeading___Toc472_4261894373" text:style-name="Index_20_Link" text:visited-style-name="Index_20_Link"><text:span text:style-name="T37">Appendix A : Adding an option<text:tab/>18</text:span></text:a></text:p>
          <text:p text:style-name="P122"><text:a xlink:type="simple" xlink:href="#__RefHeading___Toc474_4261894373" text:style-name="Index_20_Link" text:visited-style-name="Index_20_Link"><text:span text:style-name="T37">A.1 client side changes<text:tab/>18</text:span></text:a></text:p>
          <text:p text:style-name="P111"><text:a xlink:type="simple" xlink:href="#__RefHeading___Toc1562_813501632" text:style-name="Index_20_Link" text:visited-style-name="Index_20_Link"><text:span text:style-name="T37">A.1.1 ble_menu.c<text:tab/>18</text:span></text:a></text:p>
          <text:p text:style-name="P111"><text:a xlink:type="simple" xlink:href="#__RefHeading___Toc476_4261894373" text:style-name="Index_20_Link" text:visited-style-name="Index_20_Link"><text:span text:style-name="T37">A.1.2 amdtp_svrcmds.h<text:tab/>18</text:span></text:a></text:p>
          <text:p text:style-name="P111"><text:a xlink:type="simple" xlink:href="#__RefHeading___Toc1564_813501632" text:style-name="Index_20_Link" text:visited-style-name="Index_20_Link"><text:span text:style-name="T37">A.1.3 amdtp_svrcmds.c<text:tab/>18</text:span></text:a></text:p>
          <text:p text:style-name="P122"><text:a xlink:type="simple" xlink:href="#__RefHeading___Toc496_4261894373" text:style-name="Index_20_Link" text:visited-style-name="Index_20_Link"><text:span text:style-name="T37">A.2 Server side changes<text:tab/>18</text:span></text:a></text:p>
          <text:p text:style-name="P111"><text:a xlink:type="simple" xlink:href="#__RefHeading___Toc498_4261894373" text:style-name="Index_20_Link" text:visited-style-name="Index_20_Link"><text:span text:style-name="T37">A.2.1 amdtp.h<text:tab/>18</text:span></text:a></text:p>
          <text:p text:style-name="P111"><text:a xlink:type="simple" xlink:href="#__RefHeading___Toc500_4261894373" text:style-name="Index_20_Link" text:visited-style-name="Index_20_Link"><text:span text:style-name="T37">A.2.2 amdtps.ino<text:tab/>19</text:span></text:a></text:p>
          <text:p text:style-name="P124"><text:a xlink:type="simple" xlink:href="#__RefHeading___Toc502_4261894373" text:style-name="Index_20_Link" text:visited-style-name="Index_20_Link"><text:span text:style-name="T37">Appendix B Check list for changes<text:tab/>20</text:span></text:a></text:p>
        </text:index-body>
      </text:table-of-content>
      <text:p text:style-name="P5"/>
      <text:h text:style-name="P120" text:outline-level="1"><text:bookmark-start text:name="__RefHeading___Toc504_4261894373"/><text:span text:style-name="T12">1</text:span>. Foreword<text:bookmark-end text:name="__RefHeading___Toc504_4261894373"/></text:h>
      <text:p text:style-name="P5"/>
      <text:p text:style-name="P6">As part of a project to better understand Bluetooth, I have worked connecting boards from Sparkfun based on Apollo3. The connection is <text:span text:style-name="T41">using </text:span>the lightweight, pr<text:span text:style-name="T19">opriety</text:span> AMD Transaction Protocol, <text:span text:style-name="T89">or AMDTP</text:span></text:p>
      <text:p text:style-name="P6"/>
      <text:p text:style-name="P6">The Apollo3 bo<text:span text:style-name="T19">a</text:span>rd is acting as a server and all actions are initiated by <text:span text:style-name="T43">a client running on another Apollo3 board</text:span>. <text:span text:style-name="T19">The client has also been tested to run on with IDE 1.8.12.</text:span></text:p>
      <text:p text:style-name="P6"/>
      <text:p text:style-name="P7">An example BLE_led was available, but only provides the functionality to put a led on and off. Not very <text:span text:style-name="T39">helpful.</text:span> This solution can do MUCH more to exchange data.</text:p>
      <text:p text:style-name="P7"/>
      <text:p text:style-name="P134">A separate client version based on Linux (Ubuntu or Raspberry Pi) is also available <text:span text:style-name="T94">on </text:span><text:a xlink:type="simple" xlink:href="https://github.com/paulvha/apollo3/tree/master/ble_amdtp_raspPi" text:style-name="Internet_20_link" text:visited-style-name="Visited_20_Internet_20_Link"><text:span text:style-name="T94">https://github.com/paulvha/apollo3/tree/master/ble_amdtp_raspPi</text:span></text:a></text:p>
      <text:p text:style-name="P134"/>
      <text:p text:style-name="P145"/>
      <text:p text:style-name="P51">Paul van Haastrecht</text:p>
      <text:p text:style-name="P51"><text:a xlink:type="simple" xlink:href="mailto:paulvha@hotmail.com" text:style-name="Internet_20_link" text:visited-style-name="Visited_20_Internet_20_Link">paulvha@hotmail.com</text:a></text:p>
      <text:p text:style-name="P51"/>
      <text:p text:style-name="P148"><text:span text:style-name="T12">Version 1.0 / March</text:span> 2020</text:p>
      <text:p text:style-name="P51"><text:s/>* <text:span text:style-name="T94">initial version</text:span></text:p>
      <text:p text:style-name="P68"/>
      <text:p text:style-name="P35">Version 2.<text:span text:style-name="T88">0</text:span> / Marc<text:span text:style-name="T80">h </text:span>2020</text:p>
      <text:p text:style-name="P68"/>
      <text:p text:style-name="P5"><text:bookmark-start text:name="__DdeLink__1522_1924374596"/><text:s text:c="2"/>* updated to handle security / hashing (auto detect)</text:p>
      <text:p text:style-name="P5"><text:s text:c="2"/>* added major/minor version number request/response</text:p>
      <text:p text:style-name="P5"><text:s text:c="2"/>* update to sent float number for temperature values and battery level</text:p>
      <text:p text:style-name="P5"><text:s text:c="2"/>* changed names of some files</text:p>
      <text:p text:style-name="P5"><text:s text:c="2"/>* changed the internal temperature calculation<text:bookmark-end text:name="__DdeLink__1522_1924374596"/></text:p>
      <text:p text:style-name="P5"/>
      <text:h text:style-name="P120" text:outline-level="1"><text:bookmark-start text:name="__RefHeading___Toc432_4261894373"/><text:span text:style-name="T20">2. </text:span>Hardware<text:bookmark-end text:name="__RefHeading___Toc432_4261894373"/></text:h>
      <text:p text:style-name="P8"/>
      <text:h text:style-name="P115" text:outline-level="2"><text:bookmark-start text:name="__RefHeading___Toc434_4261894373"/><text:span text:style-name="T20">2.1 </text:span>Server board<text:bookmark-end text:name="__RefHeading___Toc434_4261894373"/></text:h>
      <text:p text:style-name="P8"/>
      <text:p text:style-name="P8">The server software has been tested on a Redboard Artemis ATP (DEV-15442) and a Sparkfun Edge Development board (DEV-15170). On the later, not all pins are available, actually NONE of the ADC pins is available. <text:span text:style-name="T51">So it is better to have the ATP run as server.</text:span></text:p>
      <text:p text:style-name="P8"/>
      <text:p text:style-name="P8">Optionally an BME280 can be connected on both leveraging the QW<text:span text:style-name="T51">I</text:span>IC interface, o<text:span text:style-name="T33">r</text:span> us<text:span text:style-name="T33">e</text:span> the SDA / SCL connectors on the ATP. The Adafruit BME280 has been tested successfully, <text:span text:style-name="T89">but others could be used as well. You would need to make sure however that the I2C address is correctly set.</text:span></text:p>
      <text:p text:style-name="P8"/>
      <text:h text:style-name="P115" text:outline-level="2"><text:bookmark-start text:name="__RefHeading___Toc436_4261894373"/><text:span text:style-name="T20">2.2 </text:span>Client hardware<text:bookmark-end text:name="__RefHeading___Toc436_4261894373"/></text:h>
      <text:p text:style-name="P8"/>
      <text:p text:style-name="P10">The <text:span text:style-name="T51">client</text:span> software has been tested on a Redboard Artemis ATP (DEV-15442) and a Sparkfun Edge Development board (DEV-15170). </text:p>
      <text:p text:style-name="P8"/>
      <text:h text:style-name="P120" text:outline-level="1"><text:bookmark-start text:name="__RefHeading___Toc438_4261894373"/>3. Software installation<text:bookmark-end text:name="__RefHeading___Toc438_4261894373"/></text:h>
      <text:p text:style-name="P11"/>
      <text:h text:style-name="P115" text:outline-level="2"><text:bookmark-start text:name="__RefHeading___Toc440_4261894373"/>3.1 Server software<text:bookmark-end text:name="__RefHeading___Toc440_4261894373"/></text:h>
      <text:h text:style-name="P112" text:outline-level="3"><text:bookmark-start text:name="__RefHeading___Toc442_4261894373"/>3.1.<text:span text:style-name="T31">1</text:span> Apollo3 software<text:bookmark-end text:name="__RefHeading___Toc442_4261894373"/></text:h>
      <text:p text:style-name="P14"/>
      <text:p text:style-name="P2"><text:span text:style-name="T37">Make sure you have the latest </text:span><text:span text:style-name="T38">Apollo3 </text:span><text:span text:style-name="T37">Arduino library. </text:span><text:span text:style-name="T38">At the time of testing that was 1.0.30. </text:span><text:span text:style-name="T37">Follow the steps on </text:span><text:a xlink:type="simple" xlink:href="https://learn.sparkfun.com/tutorials/artemis-development-with-arduino?_ga=2.21301179.126288810.1581865370-203897739.1571077629" text:style-name="Internet_20_link" text:visited-style-name="Visited_20_Internet_20_Link"><text:span text:style-name="T37">https://learn.sparkfun.com/tutorials/artemis-development-with-arduino?_ga=2.21301179.126288810.1581865370-203897739.1571077629</text:span></text:a></text:p>
      <text:p text:style-name="P16"/>
      <text:p text:style-name="P16">Select the right board in the Arduino IDE.</text:p>
      <text:p text:style-name="P16"/>
      <text:p text:style-name="P17"/>
      <text:h text:style-name="P112" text:outline-level="3"><text:bookmark-start text:name="__RefHeading___Toc444_4261894373"/>3.1.2 <text:span text:style-name="T31">Application</text:span> software<text:bookmark-end text:name="__RefHeading___Toc444_4261894373"/></text:h>
      <text:p text:style-name="P20"/>
      <text:p text:style-name="P4">Select the folder with the amdtps.ino. This folder contains other files that are necessary for compiling.</text:p>
      <text:p text:style-name="P4"/>
      <text:p text:style-name="P4">Parts of the code are coming from Sparkfun BME280 library, <text:span text:style-name="T88">which you need to include for BME280</text:span>: <text:a xlink:type="simple" xlink:href="https://github.com/sparkfun/SparkFun_BME280_Arduino_Library" text:style-name="Internet_20_link" text:visited-style-name="Visited_20_Internet_20_Link">https://github.com/sparkfun/SparkFun_BME280_Arduino_Library</text:a></text:p>
      <text:p text:style-name="P22"/>
      <text:p text:style-name="P17">Make the optional changes in the top of the amdtps.ino as defined in chapter 4.<text:span text:style-name="T25">1.2</text:span>. </text:p>
      <text:p text:style-name="P17"/>
      <text:p text:style-name="P17">Now compile and load the software to the board. On the <text:span text:style-name="T22">E</text:span>dge board you will have to manually set it in boo<text:span text:style-name="T33">t</text:span>loader :</text:p>
      <text:p text:style-name="P16"/>
      <text:p text:style-name="P16">press and hold reset</text:p>
      <text:p text:style-name="P16">press and hold button 14</text:p>
      <text:p text:style-name="P16">release reset, while holding button 14</text:p>
      <text:p text:style-name="P16"/>
      <text:p text:style-name="P16">Once it starts uploading you can release button 14. After upload it might be necessary to press reset to start the program.</text:p>
      <text:p text:style-name="P16"/>
      <text:p text:style-name="P100"/>
      <text:h text:style-name="P115" text:outline-level="2"><text:bookmark-start text:name="__RefHeading___Toc446_4261894373"/>3.2 Client software<text:bookmark-end text:name="__RefHeading___Toc446_4261894373"/></text:h>
      <text:p text:style-name="P37"/>
      <text:h text:style-name="P113" text:outline-level="3"><text:bookmark-start text:name="__RefHeading___Toc1496_813501632"/>3.<text:span text:style-name="T43">2</text:span>.<text:span text:style-name="T31">1</text:span> Apollo3 software<text:bookmark-end text:name="__RefHeading___Toc1496_813501632"/></text:h>
      <text:p text:style-name="P15"/>
      <text:p text:style-name="P3"><text:span text:style-name="T37">Make sure you have the latest Arduino library. Follow the steps on </text:span><text:a xlink:type="simple" xlink:href="https://learn.sparkfun.com/tutorials/artemis-development-with-arduino?_ga=2.21301179.126288810.1581865370-203897739.1571077629" text:style-name="Internet_20_link" text:visited-style-name="Visited_20_Internet_20_Link"><text:span text:style-name="T37">https://learn.sparkfun.com/tutorials/artemis-development-with-arduino?_ga=2.21301179.126288810.1581865370-203897739.1571077629</text:span></text:a></text:p>
      <text:p text:style-name="P18"/>
      <text:p text:style-name="P18">Select the right board in the Arduino IDE.</text:p>
      <text:p text:style-name="P18"/>
      <text:p text:style-name="P18"/>
      <text:h text:style-name="P113" text:outline-level="3"><text:bookmark-start text:name="__RefHeading___Toc444_42618943731"/>3.<text:span text:style-name="T43">2</text:span>.2 <text:span text:style-name="T43">Client Application</text:span> software<text:bookmark-end text:name="__RefHeading___Toc444_42618943731"/></text:h>
      <text:p text:style-name="P21"/>
      <text:p text:style-name="P52">Select the folder with the amdt<text:span text:style-name="T43">pc</text:span>.ino. This folder contains other files that are necessary for compiling.</text:p>
      <text:p text:style-name="P23"/>
      <text:p text:style-name="P18">Make the optional changes <text:span text:style-name="T43">to the client software see</text:span> chapter 4.<text:span text:style-name="T56">2.2</text:span>.</text:p>
      <text:p text:style-name="P18"/>
      <text:p text:style-name="P18">Now compile and load the software to the board. On the <text:span text:style-name="T22">E</text:span>dge board you will have to manually set it in boo<text:span text:style-name="T33">t</text:span>loader :</text:p>
      <text:p text:style-name="P18"/>
      <text:p text:style-name="P18">press and hold reset</text:p>
      <text:p text:style-name="P18">press and hold button 14</text:p>
      <text:p text:style-name="P18">release reset, while holding button 14</text:p>
      <text:p text:style-name="P18"/>
      <text:p text:style-name="P18">Once it starts uploading you can release button 14. After upload it might be necessary to press reset to start the program.</text:p>
      <text:p text:style-name="P14"/>
      <text:p text:style-name="P37"/>
      <text:h text:style-name="P121" text:outline-level="1"><text:bookmark-start text:name="__RefHeading___Toc452_4261894373"/><text:span text:style-name="T23">4. </text:span>Software <text:span text:style-name="T23">overview</text:span><text:bookmark-end text:name="__RefHeading___Toc452_4261894373"/></text:h>
      <text:p text:style-name="P9"/>
      <text:h text:style-name="P116" text:outline-level="2"><text:bookmark-start text:name="__RefHeading___Toc454_4261894373"/><text:span text:style-name="T23">4</text:span>.<text:span text:style-name="T21">1</text:span> Server Software<text:bookmark-end text:name="__RefHeading___Toc454_4261894373"/></text:h>
      <text:p text:style-name="P38"/>
      <text:p text:style-name="P12">The server solution has been build with the Arduino Apollo3 software as created by Sparkfun. This software <text:span text:style-name="T33">(1.0.30)</text:span> is based on the Ambiqsuite SDK for the Apollo3. The AMD Transfer Protocol (AMDTP) has been taken from the Ambiqsuite and for the base for the sketch the Sparkfun provided example8_BLE_LED.ino. The server support (optional) an BME280, for which the software has been taken from Sparkfun BME280 library. <text:span text:style-name="T88">Make sure to include the library (see 3.1.2)</text:span></text:p>
      <text:p text:style-name="P12"/>
      <text:p text:style-name="P53">This software has also been tested by applying with the EXACTLE stack ported from Ambiq SDK 2.3.2 (which supports hashing). The software will auto-detect this option and adjust.</text:p>
      <text:p text:style-name="P12"/>
      <text:h text:style-name="P112" text:outline-level="3"><text:bookmark-start text:name="__RefHeading___Toc456_4261894373"/>4.1.<text:span text:style-name="T40">1</text:span> <text:span text:style-name="T32">H</text:span>igh level overview<text:bookmark-end text:name="__RefHeading___Toc456_4261894373"/></text:h>
      <text:p text:style-name="P39"/>
      <text:p text:style-name="P39">The core components are the EXACTLE Bluetooth stack, also known as CORDIO stack, which is part of the board package. <text:span text:style-name="T34">T</text:span>he AMD transfer protocol, which is included as part of the additional file in the amdtps directory (same as the .ino). Once initialized the server will wait for a client to connect and receiving data. <text:span text:style-name="T26">With any data received it will call UserRequestReceived() in the sketch to handle the request on user level. Once completed the user will call SendReplyClient() with the data to return.</text:span></text:p>
      <text:p text:style-name="P39"/>
      <text:p text:style-name="P41">The format of the data is:</text:p>
      <text:p text:style-name="P41">val[0] = requested command sent by Client, now returned to client</text:p>
      <text:p text:style-name="P41">val[1] = length of any optional additional data (else 0)</text:p>
      <text:p text:style-name="P41">val[2] = start of optional additional data</text:p>
      <text:p text:style-name="P41"/>
      <text:p text:style-name="P41">The format of the <text:span text:style-name="T34">additional </text:span>data is free form, maximum 100 character<text:span text:style-name="T34">s.</text:span> (see 4.1.<text:span text:style-name="T89">2</text:span>) It is the responsibility of the user to make sure Server and Client know how to interpret the data depending on the requested command.</text:p>
      <text:p text:style-name="P41"/>
      <text:p text:style-name="P41">NOTE: if the execution of <text:span text:style-name="T34">a</text:span> command too lo<text:span text:style-name="T34">n</text:span>g, the Bluetooth stack <text:span text:style-name="T34">might</text:span> get stuck. See example of ‘chat’ how to overcome that.</text:p>
      <text:p text:style-name="P41"><text:s/></text:p>
      <text:p text:style-name="P101"/>
      <text:h text:style-name="P112" text:outline-level="3"><text:bookmark-start text:name="__RefHeading___Toc458_4261894373"/>4.1.<text:span text:style-name="T40">2</text:span> <text:span text:style-name="T31">P</text:span>arameter setting<text:bookmark-end text:name="__RefHeading___Toc458_4261894373"/></text:h>
      <text:p text:style-name="P42"/>
      <text:p text:style-name="P42">A number of parameters can be changed in the top of the sketch amdtps.ino</text:p>
      <text:p text:style-name="P42"/>
      <text:p text:style-name="P42">#define <text:span text:style-name="T1">BLE_PERIPHERAL_NAME </text:span>"Artemis AMDTP BLE"</text:p>
      <text:p text:style-name="P42"><text:tab/>This defines the name of the server as it will show on Bluetooth.</text:p>
      <text:p text:style-name="P42"/>
      <text:p text:style-name="P42">#define <text:span text:style-name="T1">MAXREPLY</text:span> 100</text:p>
      <text:p text:style-name="P42"><text:tab/>Defines the maximum buffer length of data that can be submitted</text:p>
      <text:p text:style-name="P42"/>
      <text:p text:style-name="P42"><text:span text:style-name="T49">#define</text:span><text:span text:style-name="T1"> TempOffset -0.1241</text:span></text:p>
      <text:p text:style-name="P42"><text:tab/><text:span text:style-name="T12">Correction on the internal temperature measurement. See chapter 6 for in-depth explanation.</text:span></text:p>
      <text:p text:style-name="P42"/>
      <text:p text:style-name="P42">#define <text:span text:style-name="T1">INCLUDE_BME280</text:span> </text:p>
      <text:p text:style-name="P42"><text:tab/>This enables including the BME280 software in the server. Default it is commented out.</text:p>
      <text:p text:style-name="P42"/>
      <text:p text:style-name="P42">ONLY VALID IF BME280 is selected</text:p>
      <text:p text:style-name="P42"><text:tab/>bool <text:span text:style-name="T1">ALTM</text:span> = true; sent Altitude in meters (true) or feet (false)</text:p>
      <text:p text:style-name="P42"><text:s text:c="2"/><text:tab/>bool <text:span text:style-name="T1">TEMPC</text:span> = true; sent temperature in Celsius (true) or Fahrenheit (false)</text:p>
      <text:p text:style-name="P42"/>
      <text:p text:style-name="P42">For DEBUG the following options are available, <text:span text:style-name="T41">which are disabled by default.</text:span> These need to be set in the additional file debug.h:</text:p>
      <text:p text:style-name="P42"/>
      <text:p text:style-name="P42">#define <text:span text:style-name="T1">BLE_Debug </text:span><text:s text:c="16"/>will show all the data and program flow</text:p>
      <text:p text:style-name="P42">#define <text:span text:style-name="T1">BLE_SHOW_DATA </text:span><text:s text:c="2"/>will only show the data received and sent</text:p>
      <text:p text:style-name="P42"/>
      <text:p text:style-name="P4">In amdtps.ino the server version numbers are defined:</text:p>
      <text:p text:style-name="P4"/>
      <text:p text:style-name="P141">#define <text:span text:style-name="T1">MAJOR_SERVERVERSION</text:span> 2 <text:s text:c="8"/></text:p>
      <text:p text:style-name="P141"><text:tab/>// new features implemented that require update to client</text:p>
      <text:p text:style-name="P141">#define <text:span text:style-name="T1">MINOR_SERVERVERSION</text:span> 0 <text:s text:c="8"/></text:p>
      <text:p text:style-name="P141"><text:tab/>// bug fixes, better calculation / layout</text:p>
      <text:h text:style-name="P119" text:outline-level="2"><text:bookmark-start text:name="__RefHeading___Toc460_4261894373"/><text:span text:style-name="T23">4</text:span>.<text:span text:style-name="T21">2</text:span> Client Software<text:bookmark-end text:name="__RefHeading___Toc460_4261894373"/></text:h>
      <text:p text:style-name="P12"/>
      <text:p text:style-name="P13">The <text:span text:style-name="T43">client</text:span> solution has been build with the Arduino Apollo3 software as created by Sparkfun. This software <text:span text:style-name="T33">(1.0.30)</text:span> is based on the Ambiqsuite SDK for the Apollo3. The AMD Transfer Protocol (AMDTP) has been taken from the Ambiqsuite and for the base for the sketch the Ambiq <text:span text:style-name="T43">Freetos amdtpc software was taken</text:span>. </text:p>
      <text:p text:style-name="P13"/>
      <text:p text:style-name="P53">This software has also been tested by applying with the EXACTLE stack ported from Ambiq SDK 2.3.2 (which supports hashing). The software will auto-detect this option and adjust .</text:p>
      <text:p text:style-name="P12"/>
      <text:h text:style-name="P112" text:outline-level="3"><text:bookmark-start text:name="__RefHeading___Toc462_4261894373"/>4.2.1 <text:span text:style-name="T31">H</text:span>igh level overview<text:bookmark-end text:name="__RefHeading___Toc462_4261894373"/></text:h>
      <text:p text:style-name="P43"/>
      <text:p text:style-name="P40">The core components are the EXACTLE Bluetooth stack, also known as CORDIO stack, which is part of the board package. <text:span text:style-name="T34">T</text:span>he AMD transfer protocol, which is included as part of the additional file in the <text:span text:style-name="T44">amdtpc</text:span> directory (same as the .ino). </text:p>
      <text:p text:style-name="P40"/>
      <text:p text:style-name="P135">Once initialized <text:span text:style-name="T44">the</text:span> client <text:span text:style-name="T44">will show a 3 option menu: <text:s/>GAP, GATT and AMDTP. </text:span></text:p>
      <text:list xml:id="list48409943" text:style-name="L4">
        <text:list-item>
          <text:p text:style-name="P136"><text:span text:style-name="T44">The first action is to scan for devices in the GAP menu (option 1). </text:span></text:p>
        </text:list-item>
        <text:list-item>
          <text:p text:style-name="P136"><text:span text:style-name="T44">Once devices has been found, select Create connection (option 4) and select the devices index-number</text:span> connect. </text:p>
        </text:list-item>
        <text:list-item>
          <text:p text:style-name="P136"><text:span text:style-name="T44">Once connected, it will return to the main menu. </text:span></text:p>
        </text:list-item>
      </text:list>
      <text:p text:style-name="P135"/>
      <text:p text:style-name="P135"><text:span text:style-name="T44">Now select the AMDTP menu to interact with the server user interface (UI) commands. </text:span><text:s/></text:p>
      <text:p text:style-name="P43"/>
      <text:h text:style-name="P114" text:outline-level="3"><text:bookmark-start text:name="__RefHeading___Toc1517_813501632"/>4.2.2 <text:span text:style-name="T52">P</text:span>aram<text:span text:style-name="T52">e</text:span>ter setting<text:bookmark-end text:name="__RefHeading___Toc1517_813501632"/></text:h>
      <text:p text:style-name="P64"/>
      <text:p text:style-name="P65">The parameters are combined in the file ‘ble_menu.h’</text:p>
      <text:p text:style-name="P65"/>
      <text:p text:style-name="P65">/<text:span text:style-name="T1">/ version number</text:span></text:p>
      <text:p text:style-name="P139">#define <text:span text:style-name="T1">MAJOR_CLIENTVERSION </text:span>2 </text:p>
      <text:p text:style-name="P139"><text:tab/>// new features implemented that require update to client</text:p>
      <text:p text:style-name="P139">#define <text:span text:style-name="T1">MINOR_CLIENTVERSION</text:span> 0 </text:p>
      <text:p text:style-name="P139"><text:tab/>// bug fixes, better calculation/ layout</text:p>
      <text:p text:style-name="P65"/>
      <text:p text:style-name="P32">//#define AM_DEBUG_PRINTF</text:p>
      <text:p text:style-name="P65">This enables extended debug messages across all the files of the client solution. I<text:span text:style-name="T89">n</text:span> the top of each file this is translated to enable debug messages for that specific file. That might be handy if you focus on debugging only part of the file. (commented out by default)</text:p>
      <text:p text:style-name="P65"/>
      <text:p text:style-name="P32">#define BLE_MENU</text:p>
      <text:p text:style-name="P65"><text:tab/>Will enable the menu approach, in case later files should be used for other reasons.</text:p>
      <text:p text:style-name="P65"/>
      <text:p text:style-name="P32">#define AM_MENU_BUFSIZE 256</text:p>
      <text:p text:style-name="P65"><text:tab/>The buffer to display menu strings with am_menu_printf().</text:p>
      <text:p text:style-name="P65"/>
      <text:p text:style-name="P32">#define RXDATALEN 50</text:p>
      <text:p text:style-name="P65"><text:tab/>Maximum data length from keyboard input.</text:p>
      <text:p text:style-name="P95"/>
      <text:h text:style-name="P120" text:outline-level="1"><text:bookmark-start text:name="__RefHeading___Toc1498_813501632"/><text:span text:style-name="T52">5. Client </text:span><text:s/><text:span text:style-name="T45">Menu selection</text:span><text:bookmark-end text:name="__RefHeading___Toc1498_813501632"/></text:h>
      <text:h text:style-name="P115" text:outline-level="2"><text:bookmark-start text:name="__RefHeading___Toc1519_813501632"/>5.1 Main menu<text:bookmark-end text:name="__RefHeading___Toc1519_813501632"/></text:h>
      <text:p text:style-name="P110">--------------BLE main menu--------------------</text:p>
      <text:p text:style-name="P110">1. BLE_MENU_ID_GAP</text:p>
      <text:p text:style-name="P110">2. BLE_MENU_ID_GATT</text:p>
      <text:p text:style-name="P110">3. BLE_MENU_ID_AMDTP</text:p>
      <text:p text:style-name="P110">hint: use 'h' to do main menu</text:p>
      <text:p text:style-name="P110"><text:s/>----------------------------------------------------- </text:p>
      <text:p text:style-name="P54">The main menu has 3 options. </text:p>
      <text:p text:style-name="P54"/>
      <text:h text:style-name="P115" text:outline-level="2"><text:bookmark-start text:name="__RefHeading___Toc1521_813501632"/>5.2 GAP menu<text:bookmark-end text:name="__RefHeading___Toc1521_813501632"/></text:h>
      <text:p text:style-name="P25">----------------------GAP menu----------------------</text:p>
      <text:p text:style-name="P25">1. Start Scan</text:p>
      <text:p text:style-name="P25">2. Stop Scan</text:p>
      <text:p text:style-name="P25">3. Show Scan Results</text:p>
      <text:p text:style-name="P25">4. Create Connection</text:p>
      <text:p text:style-name="P25">5. Close connection</text:p>
      <text:p text:style-name="P25">6. Toggle Through-put measurement</text:p>
      <text:p text:style-name="P25"/>
      <text:p text:style-name="P25">hint: use 'h' to do main menu</text:p>
      <text:p text:style-name="P25">----------------------------------------------------- </text:p>
      <text:p text:style-name="P54"/>
      <text:p text:style-name="P55"><text:span text:style-name="T2">1. </text:span><text:span text:style-name="T1">Start scan :</text:span></text:p>
      <text:p text:style-name="P55">will start the scanning process for other <text:span text:style-name="T46">Bluetooth</text:span> devices. Will time out after 4 seconds</text:p>
      <text:p text:style-name="P54"/>
      <text:p text:style-name="P55"><text:span text:style-name="T2">2. </text:span><text:span text:style-name="T1">Stop scan :</text:span></text:p>
      <text:p text:style-name="P55">Manually stop scanning.</text:p>
      <text:p text:style-name="P55"/>
      <text:p text:style-name="P55"><text:span text:style-name="T2">3. </text:span><text:span text:style-name="T1">Show Scan result :</text:span></text:p>
      <text:p text:style-name="P55"><text:span text:style-name="T52">W</text:span>ill show an overview of the detected devices during scan.</text:p>
      <text:p text:style-name="P54"/>
      <text:p text:style-name="P54">--------------------Scan Results--------------------</text:p>
      <text:p text:style-name="P54">0 : 0 66:77:88:23:BB:EF Artemis AMDTP BLE</text:p>
      <text:p text:style-name="P54">----------------------------------------------------- ----</text:p>
      <text:p text:style-name="P54"><text:span text:style-name="T12">Where</text:span> : </text:p>
      <text:p text:style-name="P54">‘<text:span text:style-name="T57">0 </text:span>:’ is the index number </text:p>
      <text:p text:style-name="P54">‘<text:span text:style-name="T57">0</text:span>’ <text:s text:c="2"/>is the <text:span text:style-name="T48">address </text:span>type <text:span text:style-name="T47">defined as :</text:span></text:p>
      <text:p text:style-name="P54"/>
      <text:p text:style-name="P54">HCI_ADDR_TYPE_PUBLIC <text:s text:c="26"/>0 <text:s text:c="6"/>/*!&lt; \brief Public device address */</text:p>
      <text:p text:style-name="P54">HCI_ADDR_TYPE_RANDOM <text:s text:c="22"/>1 <text:s text:c="6"/>/*!&lt; \brief Random device address */</text:p>
      <text:p text:style-name="P54">HCI_ADDR_TYPE_PUBLIC_IDENTITY <text:s text:c="5"/>2 <text:s text:c="6"/>/*!&lt; \brief Public identity address */</text:p>
      <text:p text:style-name="P54">HCI_ADDR_TYPE_RANDOM_IDENTITY <text:s text:c="2"/>3 <text:s text:c="6"/>/*!&lt; \brief Random identity address */</text:p>
      <text:p text:style-name="P54">HCI_ADDR_TYPE_ANONYMOUS <text:s text:c="10"/>0xFF <text:s text:c="3"/>/*!&lt; \brief Anonymous device address */</text:p>
      <text:p text:style-name="P54"/>
      <text:p text:style-name="P54">‘<text:span text:style-name="T57">66:77:88:23:BB:EF</text:span>’ : the Bluetooth address</text:p>
      <text:p text:style-name="P54"><text:soft-page-break/></text:p>
      <text:p text:style-name="P54"><text:span text:style-name="T57">‘Artemis AMDTP BLE’</text:span> : name provided by the detected <text:span text:style-name="T46">Bluetooth</text:span> devices <text:span text:style-name="T46">(if correctly detected)</text:span></text:p>
      <text:p text:style-name="P54"/>
      <text:p text:style-name="P34">4. <text:span text:style-name="T88">C</text:span>reate connection: <text:s/></text:p>
      <text:p text:style-name="P58">Will show the detected devices as mentioned above and now select the index number of the device to connect of press ‘h’ to return to main menu.</text:p>
      <text:p text:style-name="P56"/>
      <text:p text:style-name="P34">5. Close device :</text:p>
      <text:p text:style-name="P58">Will close a current connection.</text:p>
      <text:p text:style-name="P56"/>
      <text:p text:style-name="P58"><text:span text:style-name="T1">6. </text:span><text:span text:style-name="T3">Toggle through-put measurement :</text:span></text:p>
      <text:p text:style-name="P58"><text:span text:style-name="T50">T</text:span><text:span text:style-name="T48">his will provide on regular interval the amount of bytes that have been received.</text:span></text:p>
      <text:p text:style-name="P57"/>
      <text:h text:style-name="P117" text:outline-level="2"><text:bookmark-start text:name="__RefHeading___Toc1523_813501632"/>5.<text:span text:style-name="T53">3</text:span> GA<text:span text:style-name="T53">TT</text:span> menu<text:bookmark-end text:name="__RefHeading___Toc1523_813501632"/></text:h>
      <text:p text:style-name="P92">At this stage the GATT menu does not have any options to select.</text:p>
      <text:p text:style-name="P71"/>
      <text:h text:style-name="P115" text:outline-level="2"><text:bookmark-start text:name="__RefHeading___Toc1480_1924374596"/>5.4 <text:s/>AMDTP menu<text:bookmark-end text:name="__RefHeading___Toc1480_1924374596"/></text:h>
      <text:p text:style-name="P59">Once connected the main menu will be show again and now selected option 3.</text:p>
      <text:p text:style-name="P59"/>
      <text:p text:style-name="P30">----------------------AMDTP menu----------------------</text:p>
      <text:p text:style-name="P30">1. <text:s/>Request Server to send <text:bookmark-start text:name="__DdeLink__1480_813501632"/>test<text:bookmark-end text:name="__DdeLink__1480_813501632"/> data</text:p>
      <text:p text:style-name="P30">2. <text:s/>Request Server to stop sending test data</text:p>
      <text:p text:style-name="P30">3. <text:s/>Sent ‘H<text:span text:style-name="T53">e</text:span>llo’ to server</text:p>
      <text:p text:style-name="P30">4. <text:s/>Request battery level percentage</text:p>
      <text:p text:style-name="P30">5. <text:s/>Request battery level percentage with load resistor</text:p>
      <text:p text:style-name="P30">6. <text:s/>Request internal temperature in Celsius</text:p>
      <text:p text:style-name="P30">7. <text:s/>Request internal temperature in Fahrenheit</text:p>
      <text:p text:style-name="P30">8. <text:s/>Turn server onboard led on</text:p>
      <text:p text:style-name="P30">9. <text:s/>Turn server onboard led off</text:p>
      <text:p text:style-name="P30">10. Request BME280 measurement</text:p>
      <text:p text:style-name="P30">11. Request ADC pin level</text:p>
      <text:p text:style-name="P30">12. Request chat session</text:p>
      <text:p text:style-name="P30">13. Request digital pin level</text:p>
      <text:p text:style-name="P30">14. Set digital pin High</text:p>
      <text:p text:style-name="P30">15. Set digital pin Low</text:p>
      <text:p text:style-name="P35">30. Request Server version number</text:p>
      <text:p text:style-name="P30"/>
      <text:p text:style-name="P30">hint: use 'h' to do main menu</text:p>
      <text:p text:style-name="P30">----------------------------------------------------- </text:p>
      <text:p text:style-name="P59"/>
      <text:p text:style-name="P103"/>
      <text:p text:style-name="P29"><text:span text:style-name="T51">1. </text:span>Start receiving test data</text:p>
      <text:p text:style-name="P61">Entering 1&lt;enter&gt; the server will sent “test #” every second or so. The # will increment with each received message. </text:p>
      <text:p text:style-name="P61"/>
      <text:p text:style-name="P26"><text:span text:style-name="T51">2. </text:span>Stop receiving test data</text:p>
      <text:p text:style-name="P61">Entering a 2 <text:span text:style-name="T90">&lt;enter&gt; </text:span>will instruct the server to stop sending test data. The menu will reappear.</text:p>
      <text:p text:style-name="P61"/>
      <text:p text:style-name="P31">3. Send hello</text:p>
      <text:p text:style-name="P64">Just a test to check the connection is working. The server will reply with an “Hello” responds. <text:span text:style-name="T27">The menu will reappear.</text:span></text:p>
      <text:p text:style-name="P62"/>
      <text:p text:style-name="P26"><text:span text:style-name="T51">4. </text:span>Battery level in percentage</text:p>
      <text:p text:style-name="P61">The Apollo3 processor has an internal ADC sensor for the battery level, no additional hardware needed. This opt<text:span text:style-name="T35">i</text:span>on will display the percentage of measured value / 3.3V (which is the expected voltage). Too high or TOO low can cause issues. The menu will reappear.</text:p>
      <text:p text:style-name="P61"/>
      <text:p text:style-name="P26"><text:span text:style-name="T51">5. </text:span>Battery level in percentage with load resistor</text:p>
      <text:p text:style-name="P61">The Apollo3 processor has an internal ADC sensor for the battery level AND an internal load resistor ( ~500 ohm), no additional hardware needed. This opt<text:span text:style-name="T35">i</text:span>on will display the percentage of measured value / 3.3V (which is the expected voltage). By first setting the resistor and then measure the percentage you get an impression about the quality of the supply <text:span text:style-name="T35">under load</text:span>. After measurement the resistor is removed. Much lower value tha<text:span text:style-name="T35">n</text:span> measure without load resistor can indicate weak power supply. The menu will reappear.</text:p>
      <text:p text:style-name="P61"/>
      <text:p text:style-name="P27"><text:span text:style-name="T51">6 &amp; 7 </text:span>Read internal temperature in Celsius /Fahrenheit</text:p>
      <text:p text:style-name="P140">The Apollo3 processor has an internal temperature measurement, no additional hardware needed. This option will display in Celsius <text:span text:style-name="T29">or Fahrenheit </text:span>that internal temperature and the menu will reappear. <text:span text:style-name="T90">See chapter 6 for more detail about </text:span>internal temperature measurement.</text:p>
      <text:p text:style-name="P62"/>
      <text:p text:style-name="P26"><text:span text:style-name="T51">8. </text:span>Turn LED on</text:p>
      <text:p text:style-name="P61"><text:span text:style-name="T90">W</text:span>ill turn ON the on-board led on the server. The menu will reappear.</text:p>
      <text:p text:style-name="P61"/>
      <text:p text:style-name="P26"><text:span text:style-name="T51">9. </text:span>Turn LED off</text:p>
      <text:p text:style-name="P61"><text:span text:style-name="T90">W</text:span>ill turn OFF the on-board led on the server. The menu will reappear.</text:p>
      <text:p text:style-name="P61"/>
      <text:p text:style-name="P26"><text:span text:style-name="T51">10. </text:span>Read BME280 (if connected)</text:p>
      <text:p text:style-name="P61">Optionally a BME280 can be connected to the server. This must be enabled in the sketch, <text:span text:style-name="T28">see chapter 4.1.2 as well info in top of sketch. If enabled this will show the BME280 result. </text:span>The menu will reappear.</text:p>
      <text:p text:style-name="P61"/>
      <text:p text:style-name="P26"><text:span text:style-name="T51">11. </text:span>Read ADC channel</text:p>
      <text:p text:style-name="P60">After selecting this option you need to provide a valid ADC channel of the Apollo3 to be read. The results will be between 0 and 1023 <text:span text:style-name="T35">and in volt. The menu will reappear.</text:span></text:p>
      <text:p text:style-name="P60"/>
      <text:p text:style-name="P63"><text:span text:style-name="T5">12. </text:span><text:span text:style-name="T4">Perform simple chat</text:span></text:p>
      <text:p text:style-name="P44">This will allow to sent a line of text (max 45 characters) taken from the keyboard from the client to the server. It will wait for the server to respond, but not endless. <text:span text:style-name="T30">The message</text:span> will be displayed on the server and what is typed on the server is displayed at the client. If the server or the client is sending BYE, the connection will close and the menu will re-appear. </text:p>
      <text:p text:style-name="P44"><text:soft-page-break/></text:p>
      <text:p text:style-name="P26"><text:span text:style-name="T51">13. </text:span>Read a digital pin</text:p>
      <text:p text:style-name="P60">After selecting this option you need to provide a valid digital pin of the Apollo3 to be read. The result will be HIGH or LOW. <text:span text:style-name="T27">The menu will reappear.</text:span></text:p>
      <text:p text:style-name="P60"/>
      <text:p text:style-name="P26"><text:span text:style-name="T51">14 &amp; 15 </text:span>Set a pin HIGH <text:span text:style-name="T29">or LOW</text:span></text:p>
      <text:p text:style-name="P60">After selecting this option you need to provide a valid digital pin of the Apollo3 to be set. The menu will reappear.</text:p>
      <text:p text:style-name="P28"/>
      <text:p text:style-name="P35">30. Request Server version number</text:p>
      <text:p text:style-name="P72">Will request and display the server and client version number. The consists of a MAJOR and MINOR number (e.g. 2.1). The MAJOR number should stay in sync with the client MAJOR number as this will change whenever new features <text:span text:style-name="T88">OR</text:span> changes are applied that impact both <text:span text:style-name="T90">s</text:span>erver and client. The Minor number is bug-fixing, display changes or calculation changes that impact only the server or the client.</text:p>
      <text:p text:style-name="P72"/>
      <text:h text:style-name="P120" text:outline-level="1"><text:bookmark-start text:name="__RefHeading___Toc1482_1924374596"/>6 Internal Temperature adjustment<text:bookmark-end text:name="__RefHeading___Toc1482_1924374596"/></text:h>
      <text:p text:style-name="P69"/>
      <text:p text:style-name="P83">The Apollo3 has an internal temperature sensor that can be read with the ADC circuit. According to the d<text:span text:style-name="T58">atasheet it has a sensitivity of 3.8mV/degree and +/- 3 </text:span><text:span text:style-name="T59">º</text:span><text:span text:style-name="T61">C. (</text:span><text:span text:style-name="T68">datasheet </text:span><text:span text:style-name="T61">page 782)</text:span></text:p>
      <text:p text:style-name="P83"/>
      <text:h text:style-name="P118" text:outline-level="2"><text:bookmark-start text:name="__RefHeading___Toc1484_1924374596"/>6.1. <text:span text:style-name="T70">O</text:span>riginal approach<text:bookmark-end text:name="__RefHeading___Toc1484_1924374596"/></text:h>
      <text:p text:style-name="P83"/>
      <text:p text:style-name="P83">The Apollo3 chip can be calibrated in the factory to have an optimal reading of the internal temperature sensor. These calibration parameters are <text:span text:style-name="T58">then </text:span>stored in the Apollo3 chip. When initializing the ADC circuit, the <text:span text:style-name="T81">SDK</text:span> tries to read these calibration values.. If these values are <text:span text:style-name="T11">NOT</text:span> set (all 0xfffffff), it will appl<text:span text:style-name="T58">y the following default values:</text:span></text:p>
      <text:p text:style-name="P93"/>
      <text:p text:style-name="P85"><text:bookmark-start text:name="__DdeLink__1834_4144597509"/><text:span text:style-name="T85">I</text:span><text:bookmark-end text:name="__DdeLink__1834_4144597509"/><text:span text:style-name="T85">n </text:span>am_hal_anlog.h :</text:p>
      <text:p text:style-name="P85"><text:s text:c="2"/>// *************************************************************************** </text:p>
      <text:p text:style-name="P85"><text:s text:c="2"/>//</text:p>
      <text:p text:style-name="P85"><text:s text:c="2"/>// Default coefficients (used when trims not provided):</text:p>
      <text:p text:style-name="P85"><text:s text:c="2"/>// <text:s/>TEMP_DEFAULT <text:s text:c="3"/>= Temperature in deg K (e.g. 299.5 - 273.15 = 26.35)</text:p>
      <text:p text:style-name="P85"><text:s text:c="2"/>// <text:s/>AMBIENT_DEFAULT = Voltage measurement at default temperature.</text:p>
      <text:p text:style-name="P85"><text:s text:c="2"/>// <text:s/>OFFSET_DEFAULT <text:s/>= Default ADC offset at 1v.</text:p>
      <text:p text:style-name="P85"><text:s text:c="2"/>//</text:p>
      <text:p text:style-name="P85"><text:s text:c="2"/>// ***************************************************************************</text:p>
      <text:p text:style-name="P85"><text:s text:c="2"/>#define AM_HAL_ADC_CALIB_TEMP_DEFAULT <text:s text:c="6"/>(299.5F)</text:p>
      <text:p text:style-name="P85"><text:s text:c="2"/>#define AM_HAL_ADC_CALIB_AMBIENT_DEFAULT <text:s text:c="3"/>(1.02809F)</text:p>
      <text:p text:style-name="P85"><text:s text:c="2"/>#define AM_HAL_ADC_CALIB_ADC_OFFSET_DEFAULT (-0.004281F)</text:p>
      <text:p text:style-name="P83"/>
      <text:p text:style-name="P94">In <text:span text:style-name="T58"><text:s/>am_hal_analog.c :</text:span></text:p>
      <text:p text:style-name="P84"><text:s text:c="2"/>// Since the device has not been calibrated on the tester, we'll load default calibration values. <text:s/></text:p>
      <text:p text:style-name="P84"><text:s text:c="2"/>// These default values should result in worst-case temperature measurements of +-6 degre<text:span text:style-name="T58">e</text:span>s C.</text:p>
      <text:p text:style-name="P99"><text:s text:c="2"/></text:p>
      <text:h text:style-name="P112" text:outline-level="3"><text:bookmark-start text:name="__RefHeading___Toc1486_1924374596"/><text:span text:style-name="T70">6.2.1 </text:span>What does that mean ?<text:bookmark-end text:name="__RefHeading___Toc1486_1924374596"/></text:h>
      <text:p text:style-name="P86">I<text:span text:style-name="T69">t</text:span> assumes that the sensor at a temperature of 26.35 <text:span text:style-name="T59">º</text:span><text:span text:style-name="T61">C </text:span><text:span text:style-name="T62">an</text:span><text:span text:style-name="T60"> ADC calculated voltage </text:span><text:span text:style-name="T62">provide</text:span><text:span text:style-name="T67">s</text:span><text:span text:style-name="T62"> </text:span><text:span text:style-name="T60">of 1.02809 </text:span><text:span text:style-name="T62">volt</text:span><text:span text:style-name="T60">. The ADC has an offset error to a perfect ADC line </text:span><text:span text:style-name="T71">of -0.004281 (changes the measured value later). </text:span><text:span text:style-name="T73">This is a slope that has higher impact on the lower number than a larger number (higher temperature). </text:span><text:span text:style-name="T72">With these default number the accuracy would be dropping from +/- 3</text:span><text:span text:style-name="T74"> </text:span><text:span text:style-name="T75">º</text:span><text:span text:style-name="T74">C </text:span><text:span text:style-name="T72">to +/- 6</text:span><text:span text:style-name="T74"> </text:span><text:span text:style-name="T75">º</text:span><text:span text:style-name="T74">C.</text:span></text:p>
      <text:p text:style-name="P96"/>
      <text:h text:style-name="P114" text:outline-level="3"><text:bookmark-start text:name="__RefHeading___Toc1488_1924374596"/>6.2.<text:span text:style-name="T92">2</text:span> Reality <text:span text:style-name="T70">check</text:span><text:bookmark-end text:name="__RefHeading___Toc1488_1924374596"/></text:h>
      <text:p text:style-name="P87"><text:span text:style-name="T60">I have 3 boards, 2 x </text:span><text:span text:style-name="T68">E</text:span><text:span text:style-name="T60">dge + ATP. </text:span><text:span text:style-name="T63">Only the ATP contains </text:span><text:span text:style-name="T65">an Apollo3 with calibrated</text:span><text:span text:style-name="T63"> data. </text:span><text:span text:style-name="T60"><text:s/></text:span><text:span text:style-name="T65">The</text:span><text:span text:style-name="T64"> test program </text:span><text:span text:style-name="T66">(6.4) </text:span><text:span text:style-name="T64">will provide information whether the </text:span><text:span text:style-name="T60">Apollo3 chip contain</text:span><text:span text:style-name="T64">s</text:span><text:span text:style-name="T60"> calibrated internal temperature sensor data </text:span><text:span text:style-name="T64">or not. </text:span><text:span text:style-name="T65">When using the original calculation in the SDK, one </text:span><text:span text:style-name="T68">E</text:span><text:span text:style-name="T65">dge board was about 1 degree off, and the other about 5 degrees. While within the 6 degrees, the alternative approach might be better for </text:span><text:span text:style-name="T66">server </text:span><text:span text:style-name="T65">boards with that contains an Apollo3 that does NOT contain calibration data for the internal temperature sensor. </text:span></text:p>
      <text:p text:style-name="P97"/>
      <text:h text:style-name="P115" text:outline-level="2"><text:bookmark-start text:name="__RefHeading___Toc1490_1924374596"/>6.3 Alternative approach<text:bookmark-end text:name="__RefHeading___Toc1490_1924374596"/></text:h>
      <text:p text:style-name="P69"><text:span text:style-name="T77">We</text:span> have taken a different approach: We do not know the ADC offset per Apollo3, we do not know the temperature sensor <text:span text:style-name="T81">l</text:span><text:span text:style-name="T49">inearity</text:span> or <text:span text:style-name="T76">slope</text:span> . Only default numbers as an estimate for correction that does not provide usable results <text:span text:style-name="T76">for one board</text:span></text:p>
      <text:p text:style-name="P4"/>
      <text:p text:style-name="P88">The approach is as follows</text:p>
      <text:list xml:id="list164836100" text:style-name="L1">
        <text:list-item>
          <text:p text:style-name="P143"><text:span text:style-name="T76">M</text:span>easure the BME280 temperature (temp <text:span text:style-name="T81">Celsius</text:span> -&gt; temp <text:span text:style-name="T81">K</text:span>elvin)</text:p>
        </text:list-item>
        <text:list-item>
          <text:p text:style-name="P143"><text:span text:style-name="T86">T</text:span>ranslate that to an expected ADC voltage (V(BME280) = temp in <text:span text:style-name="T81">K</text:span>elvin * 3.8mV)</text:p>
        </text:list-item>
        <text:list-item>
          <text:p text:style-name="P143">Measure the internal temperature sensor ADC in 14 bits. (ADC)</text:p>
        </text:list-item>
        <text:list-item>
          <text:p text:style-name="P143"><text:span text:style-name="T86">T</text:span>ranslate that to the voltage (V(ADC) = ADC * 2 / <text:s/>16384.0F);</text:p>
        </text:list-item>
        <text:list-item>
          <text:p text:style-name="P143">Now take the delta between the 2 voltages (D = V(bme280) - V(ADC))</text:p>
        </text:list-item>
      </text:list>
      <text:p text:style-name="P4"/>
      <text:p text:style-name="P4">Have a test program run for longer time and noted down that delta:</text:p>
      <text:p text:style-name="P4">Edge <text:tab/>-0.1146</text:p>
      <text:p text:style-name="P4">edge1 <text:tab/>-0.1241</text:p>
      <text:p text:style-name="P4"/>
      <text:p text:style-name="P4">Then <text:span text:style-name="T81">I </text:span>app<text:span text:style-name="T81">lied</text:span> the correction factor to the v(ADC).</text:p>
      <text:p text:style-name="P4"/>
      <text:p text:style-name="P4"><text:span text:style-name="T90">I do not have a lab-environment so </text:span>I have done <text:span text:style-name="T83">the tests</text:span> at a temperature of 24.8 degrees <text:span text:style-name="T76">Celsius.</text:span> Then I warmed the BME280 and board it up op ~37 degrees... the delta between the internal sensor and BME280 was &lt; 0.7 degrees...... </text:p>
      <text:p text:style-name="P4"/>
      <text:p text:style-name="P4">So while there is a <text:span text:style-name="T76">slope</text:span> and ADC offset, if the result is within +/- 1 degree on a range of 15 to 35 degree <text:span text:style-name="T76">Celsius</text:span> compared to 25 degree, I consider that good enough. <text:span text:style-name="T76">B</text:span>etter than <text:span text:style-name="T76">applying </text:span>the default values <text:span text:style-name="T84">in that case</text:span>. It is not a medical solution <text:bookmark text:name="x_🙂"/>🙂</text:p>
      <text:p text:style-name="P4"/>
      <text:h text:style-name="P115" text:outline-level="2"><text:bookmark-start text:name="__RefHeading___Toc1492_1924374596"/>6.4 <text:span text:style-name="T86">Test program AdcTemp</text:span><text:bookmark-end text:name="__RefHeading___Toc1492_1924374596"/></text:h>
      <text:p text:style-name="P88"/>
      <text:p text:style-name="P90">A test program, <text:span text:style-name="T86">AdcTemp,</text:span> is in the extra-folder of the amdtps package. This program will require a BME280 <text:span text:style-name="T87">or</text:span> BM680 <text:span text:style-name="T77">to </text:span>perform the following activities.</text:p>
      <text:p text:style-name="P89">1. Test whether the Apollo3 chip on your board has calibrated data for the temperature sensor.</text:p>
      <text:p text:style-name="P91">2. If it has calibrated data it will display the temperature from the internal an external sensor</text:p>
      <text:p text:style-name="P91">3. <text:span text:style-name="T90">I</text:span>f it does not have calibrate data, it will follow the steps <text:span text:style-name="T90">in the approach </text:span>as defined in 6.3</text:p>
      <text:p text:style-name="P70"/>
      <text:p text:style-name="P102"/>
      <text:p text:style-name="P69">The following output will be seen <text:span text:style-name="T77">in case it is NOT calibrated <text:s/>(done with BME280):</text:span></text:p>
      <text:p text:style-name="P69"/>
      <text:p text:style-name="P73">Temperature correction detection. Compiled: 22:37:16</text:p>
      <text:p text:style-name="P73"/>
      <text:p text:style-name="P73">TRIMMED TEMP <text:s text:c="3"/>= 299.500000</text:p>
      <text:p text:style-name="P73">TRIMMED VOLTAGE = 1.028090</text:p>
      <text:p text:style-name="P73">TRIMMED Offset <text:s/>= -0.004281</text:p>
      <text:p text:style-name="P73">Note - these trim values are 'un-calibrated default' values.</text:p>
      <text:p text:style-name="P73"/>
      <text:p text:style-name="P73">------ Internal sensor----- -------BME280 ------- <text:s/>--- adjustment -- <text:s text:c="3"/>----- adjusted ------ </text:p>
      <text:p text:style-name="P74"><text:s text:c="2"/>org Temp <text:s text:c="5"/>voltage <text:s text:c="6"/><text:bookmark-start text:name="__DdeLink__1450_1924374596"/>Temperature<text:bookmark-end text:name="__DdeLink__1450_1924374596"/> <text:s/>voltage <text:s text:c="5"/>calculated <text:s text:c="6"/>applied <text:s text:c="8"/>Temperature</text:p>
      <text:p text:style-name="P73"><text:s text:c="2"/>20.25 <text:s text:c="2"/><text:tab/>1.0071<text:tab/><text:tab/>22.13<text:tab/> <text:s text:c="2"/>1.1221<text:tab/>-0.1150<text:tab/>-0.1234<text:tab/>24.34</text:p>
      <text:p text:style-name="P73"><text:s text:c="2"/>20.40 <text:s text:c="2"/><text:tab/>1.0076<text:tab/><text:tab/>22.15<text:tab/> <text:s text:c="2"/>1.1221<text:tab/>-0.1146<text:tab/>-0.1234<text:tab/>24.47</text:p>
      <text:p text:style-name="P73"><text:s text:c="2"/>20.43 <text:s text:c="2"/><text:tab/>1.0077<text:tab/><text:tab/>22.15<text:tab/> <text:s text:c="2"/>1.1221<text:tab/>-0.1144<text:tab/>-0.1234<text:tab/>24.51</text:p>
      <text:p text:style-name="P73"><text:s text:c="2"/>20.15 <text:s text:c="2"/><text:tab/>1.0067<text:tab/><text:tab/>22.15<text:tab/> <text:s text:c="2"/>1.1221<text:tab/>-0.1154<text:tab/>-0.1234<text:tab/>24.25</text:p>
      <text:p text:style-name="P73"><text:s text:c="2"/>20.11 <text:s text:c="2"/><text:tab/>1.0066<text:tab/><text:tab/>22.15<text:tab/> <text:s text:c="2"/>1.1221<text:tab/>-0.1155<text:tab/>-0.1234<text:tab/>24.22 </text:p>
      <text:p text:style-name="P73"/>
      <text:p text:style-name="P75">It will first display the Apollo3 trim-data and indicate whether these are taken from the Apollo3 chip, and as such calibrated, or default data, as such un-calibrated. <text:span text:style-name="T81">It UN-calibrated it will show the columns as above.</text:span></text:p>
      <text:p text:style-name="P75"/>
      <text:p text:style-name="P75">Column 1: org.temp</text:p>
      <text:p text:style-name="P75"><text:tab/>This is the temperature based on the measured ADC value from the internal sensor</text:p>
      <text:p text:style-name="P75">Column2 : voltage</text:p>
      <text:p text:style-name="P75"><text:tab/>The corresponding calculated voltage based <text:s/>on the measured ADC value.</text:p>
      <text:p text:style-name="P75">Column3 : Temperature</text:p>
      <text:p text:style-name="P75"><text:tab/>The external sensor measured value.</text:p>
      <text:p text:style-name="P75">Column 4 : voltage</text:p>
      <text:p text:style-name="P75"><text:tab/>The corresponding calculated voltage based <text:s/>on the measured external temperature.</text:p>
      <text:p text:style-name="P75">Column 5 : adjustment <text:span text:style-name="T78">calculated</text:span></text:p>
      <text:p text:style-name="P75"><text:tab/><text:span text:style-name="T1">The delta between the external sensor voltage and internal sensor voltage</text:span></text:p>
      <text:p text:style-name="P75">Column 6 : applied</text:p>
      <text:p text:style-name="P75"><text:tab/><text:span text:style-name="T1">The offset voltage provided in the top of the sketch to test impact</text:span></text:p>
      <text:p text:style-name="P76">Column 7: Temperature</text:p>
      <text:p text:style-name="P76"><text:tab/><text:span text:style-name="T78">The temperature based on the ADC measurement + the applied offset</text:span></text:p>
      <text:p text:style-name="P75"/>
      <text:h text:style-name="P112" text:outline-level="3"><text:bookmark-start text:name="__RefHeading___Toc1914_4144597509"/>6.4.1 <text:span text:style-name="T91">R</text:span>equired libraries<text:bookmark-end text:name="__RefHeading___Toc1914_4144597509"/></text:h>
      <text:p text:style-name="P82"/>
      <text:p text:style-name="P82"><text:bookmark-start text:name="__DdeLink__1879_4144597509"/>The BME280 requires :<text:a xlink:type="simple" xlink:href="https://github.com/sparkfun/SparkFun_BME280_Arduino_Library" text:style-name="Internet_20_link" text:visited-style-name="Visited_20_Internet_20_Link">https://github.com/sparkfun/SparkFun_BME280_Arduino_Library</text:a></text:p>
      <text:p text:style-name="P82">The BME680 requires: <text:a xlink:type="simple" xlink:href="https://github.com/adafruit/Adafruit_BME680" text:style-name="Internet_20_link" text:visited-style-name="Visited_20_Internet_20_Link">https://github.com/adafruit/Adafruit_BME680</text:a><text:bookmark-end text:name="__DdeLink__1879_4144597509"/></text:p>
      <text:p text:style-name="P82"/>
      <text:p text:style-name="P82"/>
      <text:p text:style-name="P104"/>
      <text:h text:style-name="P112" text:outline-level="3"><text:bookmark-start text:name="__RefHeading___Toc1494_1924374596"/>6.4.<text:span text:style-name="T88">2</text:span> <text:span text:style-name="T78">H</text:span>ow to use?<text:bookmark-end text:name="__RefHeading___Toc1494_1924374596"/></text:h>
      <text:p text:style-name="P77"/>
      <text:p text:style-name="P78">Start by running the program as it as. </text:p>
      <text:p text:style-name="P78"/>
      <text:p text:style-name="P129">The BME280 is selected by default as the external sensor, but you can select a BME680 instead on line 50 / 51. Only selected either of them.</text:p>
      <text:p text:style-name="P78">When the program indicates that the Apollo3 chip for the server board has calibrated data for the internal sensor, <text:span text:style-name="T1">you are done</text:span>. All it will show is the internal sensor temperature and external sensor temperature.</text:p>
      <text:p text:style-name="P77"/>
      <text:p text:style-name="P77">If un-calibrated, let the program run for some time (minute). Ideally in an environment that is close the expected operating temperature, normally around 25 degrees Celsius, <text:span text:style-name="T91">and a bit stable</text:span></text:p>
      <text:p text:style-name="P77"/>
      <text:p text:style-name="P77">Observe column 1: org. temp and compare against col<text:span text:style-name="T93">u</text:span>mn3 BME280 Temperature. If the values are close (&lt; 2 or 3 degrees), <text:span text:style-name="T91">you can use the default un-calibrated values. </text:span><text:s/><text:span text:style-name="T1">You are done.</text:span></text:p>
      <text:p text:style-name="P77"/>
      <text:p text:style-name="P77">Else</text:p>
      <text:p text:style-name="P77"/>
      <text:list xml:id="list255122388" text:style-name="L2">
        <text:list-item>
          <text:p text:style-name="P126">observe column 5 : adjustment calculated. </text:p>
        </text:list-item>
        <text:list-item>
          <text:p text:style-name="P126">The number will fluctuate a little and try to detect a value to that you <text:span text:style-name="T82">see </text:span>most of the time. </text:p>
        </text:list-item>
        <text:list-item>
          <text:p text:style-name="P127">Stop the program and in the top of the sketch (line <text:span text:style-name="T91">57</text:span>) now apply that value in : <text:s/></text:p>
        </text:list-item>
      </text:list>
      <text:p text:style-name="P109">float TempOffset = -0.1234; <text:s text:c="3"/><text:span text:style-name="T91">(WATCH + OR - !!)</text:span></text:p>
      <text:list xml:id="list135244225161167" text:continue-numbering="true" text:style-name="L2">
        <text:list-item>
          <text:p text:style-name="P126">Recompile, <text:s/>load and run the sketch. </text:p>
        </text:list-item>
        <text:list-item>
          <text:p text:style-name="P126">You should see the applied value column 6 and the adjusted temperature in column 7. </text:p>
        </text:list-item>
        <text:list-item>
          <text:p text:style-name="P126">Compare Column 3: BME280 temperature to Column 7. If you are happy with the result, <text:span text:style-name="T1">you are done,</text:span> else observe coun5 and repeat the steps <text:span text:style-name="T79">1 – 5</text:span>.</text:p>
        </text:list-item>
      </text:list>
      <text:p text:style-name="P77"/>
      <text:p text:style-name="P79">Once done write down the applied value. MAKE GOOD NOTICE WHETHER IT IS A POSITIVE OR NEGATIVE NUMBER !!</text:p>
      <text:p text:style-name="P79"/>
      <text:h text:style-name="P115" text:outline-level="2"><text:bookmark-start text:name="__RefHeading___Toc1496_1924374596"/>6.5 <text:span text:style-name="T82">U</text:span>pdate in amdtps<text:bookmark-end text:name="__RefHeading___Toc1496_1924374596"/></text:h>
      <text:p text:style-name="P79"/>
      <text:p text:style-name="P79">If the Apollo3 chip for the server board has calibrated data, there is <text:span text:style-name="T1">nothing more you need to do</text:span>.</text:p>
      <text:p text:style-name="P79"/>
      <text:p text:style-name="P80">If the Apollo3 chip does not have calibrated data </text:p>
      <text:p text:style-name="P79"/>
      <text:p text:style-name="P79">1. If you are OK with using the default values, <text:span text:style-name="T82">leave unchanged</text:span> <text:s/>(around line <text:span text:style-name="T88">98</text:span>)</text:p>
      <text:p text:style-name="P80"><text:span text:style-name="T82"><text:tab/></text:span><text:span text:style-name="T1">#define TempOffset 0</text:span></text:p>
      <text:p text:style-name="P36"/>
      <text:p text:style-name="P79">2. If you want to apply a correction value, set <text:s/>(around line <text:span text:style-name="T88">98</text:span>)</text:p>
      <text:p text:style-name="P79"><text:span text:style-name="T1"><text:tab/>#define TempOffset </text:span><text:span text:style-name="T10">0 </text:span><text:span text:style-name="T1"><text:s/></text:span>to <text:span text:style-name="T1">#define TempOffset &lt;applied value&gt;</text:span></text:p>
      <text:p text:style-name="P81"><text:s text:c="4"/>As you set the value, make sure to add the minus sign if applicable.</text:p>
      <text:h text:style-name="P120" text:outline-level="1"><text:bookmark-start text:name="__RefHeading___Toc472_4261894373"/><text:span text:style-name="T25">Appendix A : </text:span>Adding a<text:span text:style-name="T14">n</text:span> option<text:bookmark-end text:name="__RefHeading___Toc472_4261894373"/></text:h>
      <text:p text:style-name="P45"/>
      <text:p text:style-name="P45">This describes the different steps to take to add a<text:span text:style-name="T14">n</text:span> option <text:span text:style-name="T14">between client and server</text:span></text:p>
      <text:p text:style-name="P45"/>
      <text:h text:style-name="P115" text:outline-level="2"><text:bookmark-start text:name="__RefHeading___Toc474_4261894373"/><text:span text:style-name="T54">A.1 </text:span>client <text:span text:style-name="T16">side </text:span>changes<text:bookmark-end text:name="__RefHeading___Toc474_4261894373"/></text:h>
      <text:h text:style-name="P112" text:outline-level="3"><text:bookmark-start text:name="__RefHeading___Toc1562_813501632"/><text:span text:style-name="T54">A.1.1</text:span> <text:span text:style-name="T54">ble_menu</text:span>.<text:span text:style-name="T35">c</text:span><text:bookmark-end text:name="__RefHeading___Toc1562_813501632"/></text:h>
      <text:p text:style-name="P108">In <text:s/>“amdtpMenuContent[AMDTP_MENU_MAX_ENTRIES][64]” add the information to display in the AMDTP menu.</text:p>
      <text:h text:style-name="P112" text:outline-level="3"><text:bookmark-start text:name="__RefHeading___Toc476_4261894373"/><text:span text:style-name="T54">A.</text:span>1.<text:span text:style-name="T55">2</text:span> amdtp_svrcmds.h<text:bookmark-end text:name="__RefHeading___Toc476_4261894373"/></text:h>
      <text:p text:style-name="P45">Add to the structure “ eAmdtpPktcmd_t” the command to sent, As example we use AMD_CMD_XXX and add this after ‘AMDTP_AMDTP_CMD_PIN_LOW_PIN’</text:p>
      <text:p text:style-name="P45"/>
      <text:h text:style-name="P112" text:outline-level="3"><text:bookmark-start text:name="__RefHeading___Toc1564_813501632"/>A.1.3 <text:s/>amdtp_svrcmds.c<text:bookmark-end text:name="__RefHeading___Toc1564_813501632"/></text:h>
      <text:p text:style-name="P66"/>
      <text:p text:style-name="P19">A.1.3.1 <text:s/>handleAMDTPSlection(void)</text:p>
      <text:p text:style-name="P67">Add an entry for the menu selection as defined in A.1.1. </text:p>
      <text:p text:style-name="P45"/>
      <text:p text:style-name="P45"><text:span text:style-name="T6">A.1.3.2 </text:span><text:span text:style-name="T1"><text:s/>CmdInput()</text:span></text:p>
      <text:p text:style-name="P66">In case additional information is required (like a pin ) add the call back in this routine. <text:span text:style-name="T55">Look at the example as done for the others.</text:span></text:p>
      <text:p text:style-name="P66"/>
      <text:p text:style-name="P33"><text:span text:style-name="T55">A.1.3.3 </text:span>HandeServerResp(uint8_t * buf, uint16_t len)</text:p>
      <text:p text:style-name="P67">Add an entry to handle the responds from the server on this command</text:p>
      <text:p text:style-name="P66"/>
      <text:h text:style-name="P115" text:outline-level="2"><text:bookmark-start text:name="__RefHeading___Toc496_4261894373"/><text:span text:style-name="T55">A.2 </text:span>Server side changes<text:bookmark-end text:name="__RefHeading___Toc496_4261894373"/></text:h>
      <text:h text:style-name="P112" text:outline-level="3"><text:bookmark-start text:name="__RefHeading___Toc498_4261894373"/><text:span text:style-name="T55">A.2.1</text:span> amdtp.h<text:bookmark-end text:name="__RefHeading___Toc498_4261894373"/></text:h>
      <text:p text:style-name="P47"/>
      <text:p text:style-name="P46">Add to the structure “ eAmdtpPktcmd_t” the command to sent, As example we use AMD_CMD_XXX and add this after ‘AMDTP_CMD_PIN_LOW’. </text:p>
      <text:p text:style-name="P47">This <text:span text:style-name="T15">place MUST</text:span> be on the same place as done in step 1.<text:span text:style-name="T14">1 for </text:span>amdtcUI.h.</text:p>
      <text:p text:style-name="P47"/>
      <text:p text:style-name="P105"/>
      <text:h text:style-name="P112" text:outline-level="3"><text:bookmark-start text:name="__RefHeading___Toc500_4261894373"/><text:span text:style-name="T55">A.2.2</text:span> amdtps.ino<text:bookmark-end text:name="__RefHeading___Toc500_4261894373"/></text:h>
      <text:p text:style-name="P47"/>
      <text:p text:style-name="P107"><text:span text:style-name="T55">A.2.2.1</text:span> UserRequestReceived()</text:p>
      <text:p text:style-name="P47"/>
      <text:p text:style-name="P47">Add to the ‘ switch (buf[0]) ‘ <text:span text:style-name="T13">he option to </text:span>capture the request. <text:span text:style-name="T13">This can be anywhere </text:span>in the test <text:span text:style-name="T13">and the format is: </text:span></text:p>
      <text:p text:style-name="P47"><text:s text:c="6"/>case AMDTP_CMD_XXX:</text:p>
      <text:p text:style-name="P47"/>
      <text:p text:style-name="P47"><text:s text:c="8"/>#if defined BLE_SHOW_DATA</text:p>
      <text:p text:style-name="P47"><text:s text:c="11"/>SERIAL_PORT.println("perform command XXX");</text:p>
      <text:p text:style-name="P47"><text:s text:c="8"/>#endif</text:p>
      <text:p text:style-name="P47"/>
      <text:p text:style-name="P47"><text:s text:c="8"/>ACTION TO PERFORM ();</text:p>
      <text:p text:style-name="P47"><text:s text:c="8"/>break;</text:p>
      <text:p text:style-name="P47"/>
      <text:p text:style-name="P47">The format of the result <text:span text:style-name="T14">to return </text:span>is defined as follow :</text:p>
      <text:p text:style-name="P47"><text:tab/>val[0]<text:tab/>command requested by client ( AMDTP_CMD_XXX)</text:p>
      <text:p text:style-name="P47"><text:tab/>val[1] = *val_len = length of <text:span text:style-name="T14">additional </text:span>data</text:p>
      <text:p text:style-name="P48"><text:tab/>val[2] = *val_data = start of additional data</text:p>
      <text:p text:style-name="P98"/>
      <text:p text:style-name="P98">The additional data is free format, but make sure that <text:span text:style-name="T36">Server and client know how to interpret these results. </text:span>The val-buffer is defined for 100 bytes.</text:p>
      <text:p text:style-name="P48">The correct values in <text:span text:style-name="T1">*val_len</text:span> and <text:span text:style-name="T1">*val_data</text:span> has to be set by the user. S<text:span text:style-name="T16">ee</text:span> other examples.</text:p>
      <text:h text:style-name="P120" text:outline-level="1"><text:bookmark-start text:name="__RefHeading___Toc502_4261894373"/>Appendix B Check list <text:span text:style-name="T18">for changes</text:span><text:bookmark-end text:name="__RefHeading___Toc502_4261894373"/></text:h>
      <text:p text:style-name="P49"/>
      <text:p text:style-name="P24">CLIENT SOFTWARE CHANGES</text:p>
      <text:p text:style-name="P49"/>
      <text:list xml:id="list1624725297" text:style-name="L3">
        <text:list-item>
          <text:p text:style-name="P130"><text:span text:style-name="T55">I</text:span>n amdtp_svrcmds.h add a new command to the <text:span text:style-name="T8">eAmdtpPktcmd</text:span><text:span text:style-name="T13">_t </text:span>structure </text:p>
        </text:list-item>
        <text:list-item>
          <text:p text:style-name="P130">In <text:span text:style-name="T54">ble_menu</text:span>.<text:span text:style-name="T35">c</text:span> add <text:span text:style-name="T56">display option to <text:s/></text:span><text:span text:style-name="T7">amdtpMenuContent</text:span></text:p>
        </text:list-item>
        <text:list-item>
          <text:p text:style-name="P130">In amdtp_svrcmds.c add in the <text:span text:style-name="T1">handleAMDTPSlection</text:span>() the option to the switch</text:p>
        </text:list-item>
        <text:list-item>
          <text:p text:style-name="P130">In <text:span text:style-name="T56">a</text:span>mdtp_svrcmds.c add in the <text:span text:style-name="T8">CmdInput</text:span>() obtaining additional data (Optional)</text:p>
        </text:list-item>
        <text:list-item>
          <text:p text:style-name="P130">In <text:span text:style-name="T56">a</text:span>mdtp_svrcmds.c add in the <text:span text:style-name="T9">HandeServerResp</text:span>() <text:span text:style-name="T56">selection for server responds. </text:span></text:p>
        </text:list-item>
      </text:list>
      <text:p text:style-name="P50"/>
      <text:p text:style-name="P24">SERVER SOFTWARE CHANGES</text:p>
      <text:p text:style-name="P49"/>
      <text:list xml:id="list135244103616942" text:continue-numbering="true" text:style-name="L3">
        <text:list-item>
          <text:p text:style-name="P131">In amdtp.h add a new command to the structure</text:p>
        </text:list-item>
        <text:list-item>
          <text:p text:style-name="P131">In amdtps.ino add <text:span text:style-name="T17">in the UserRequestReceived() </text:span>a new <text:span text:style-name="T17">test on </text:span>command </text:p>
          <text:p text:style-name="P1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396e05" officeooo:paragraph-rsid="00396e05"/>
    </style:style>
    <style:style style:name="MT1" style:family="text">
      <style:text-properties fo:font-weight="bold" style:font-weight-asian="bold" style:font-weight-complex="bold"/>
    </style:style>
    <style:style style:name="MT2" style:family="text">
      <style:text-properties officeooo:rsid="0056f72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20</text:page-number><text:s/>of <text:page-count>20</text:page-count><text:tab/>Version <text:span text:style-name="MT2">2</text:span>.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7:16:12.298500976</meta:creation-date>
    <dc:date>2020-03-29T13:00:18.309235802</dc:date>
    <meta:editing-duration>PT16H29M16S</meta:editing-duration>
    <meta:editing-cycles>54</meta:editing-cycles>
    <meta:generator>LibreOffice/6.0.7.3$Linux_X86_64 LibreOffice_project/00m0$Build-3</meta:generator>
    <meta:document-statistic meta:table-count="0" meta:image-count="0" meta:object-count="0" meta:page-count="20" meta:paragraph-count="386" meta:word-count="4148" meta:character-count="25685" meta:non-whitespace-character-count="21516"/>
  </office:meta>
</office:document-meta>
</file>